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9923a" officeooo:paragraph-rsid="0009923a"/>
    </style:style>
    <style:style style:name="P2" style:family="paragraph" style:parent-style-name="Standard">
      <style:paragraph-properties fo:text-align="start" style:justify-single-word="false"/>
      <style:text-properties officeooo:rsid="0009923a" officeooo:paragraph-rsid="0009923a"/>
    </style:style>
    <style:style style:name="P3" style:family="paragraph" style:parent-style-name="Standard">
      <style:paragraph-properties fo:text-align="start" style:justify-single-word="false"/>
      <style:text-properties fo:font-weight="bold" officeooo:rsid="0009923a" officeooo:paragraph-rsid="0009923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ourier New" fo:font-size="10pt" officeooo:rsid="0009923a" officeooo:paragraph-rsid="000e2db3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Courier New" fo:font-size="10pt" officeooo:rsid="0054c877" officeooo:paragraph-rsid="0054c877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Courier New" fo:font-size="10pt" fo:font-style="italic" officeooo:rsid="000e2db3" officeooo:paragraph-rsid="000e2db3" style:font-size-asian="10pt" style:font-style-asian="italic" style:font-size-complex="10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Courier New" fo:font-size="10pt" fo:font-style="italic" officeooo:rsid="000e2db3" officeooo:paragraph-rsid="00119c3e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Courier New" fo:font-size="10pt" fo:font-style="italic" officeooo:rsid="000e2db3" officeooo:paragraph-rsid="0011e8dd" style:font-size-asian="10pt" style:font-style-asian="italic" style:font-size-complex="10pt" style:font-style-complex="italic"/>
    </style:style>
    <style:style style:name="P9" style:family="paragraph" style:parent-style-name="Standard">
      <style:paragraph-properties fo:text-align="center" style:justify-single-word="false"/>
      <style:text-properties style:font-name="Courier New" fo:font-size="10pt" fo:font-style="italic" officeooo:rsid="000e2db3" officeooo:paragraph-rsid="000e2db3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text-align="center" style:justify-single-word="false"/>
      <style:text-properties style:font-name="Courier New" fo:font-size="10pt" fo:font-style="italic" officeooo:rsid="000e2db3" officeooo:paragraph-rsid="00119c3e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font-name="Courier New" fo:font-size="10pt" fo:font-style="italic" officeooo:rsid="000e2db3" officeooo:paragraph-rsid="0010556c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text-align="center" style:justify-single-word="false"/>
      <style:text-properties style:font-name="Courier New" fo:font-size="10pt" fo:font-style="italic" officeooo:rsid="000e2db3" officeooo:paragraph-rsid="00483c37" style:font-size-asian="10pt" style:font-style-asian="italic" style:font-size-complex="10pt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e2db3" officeooo:paragraph-rsid="000e2db3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d589e" officeooo:paragraph-rsid="001d589e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34991" officeooo:paragraph-rsid="00234991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34991" officeooo:paragraph-rsid="002bd5a7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normal" officeooo:rsid="00234991" officeooo:paragraph-rsid="00234991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612c0" officeooo:paragraph-rsid="002612c0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7daa4" officeooo:paragraph-rsid="0027daa4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326d3f" officeooo:paragraph-rsid="003d7f31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38749d" officeooo:paragraph-rsid="0038749d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38749d" officeooo:paragraph-rsid="0039e7af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officeooo:paragraph-rsid="001bfd8c"/>
    </style:style>
    <style:style style:name="P24" style:family="paragraph" style:parent-style-name="Standard">
      <style:paragraph-properties fo:text-align="center" style:justify-single-word="false"/>
      <style:text-properties officeooo:paragraph-rsid="00195a78"/>
    </style:style>
    <style:style style:name="P25" style:family="paragraph" style:parent-style-name="Standard">
      <style:paragraph-properties fo:text-align="center" style:justify-single-word="false"/>
      <style:text-properties officeooo:rsid="000e2db3" officeooo:paragraph-rsid="00483c37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style="italic" officeooo:rsid="000e2db3" officeooo:paragraph-rsid="0034568b" style:font-size-asian="12pt" style:font-style-asian="italic" style:font-size-complex="12pt" style:font-style-complex="italic"/>
    </style:style>
    <style:style style:name="P27" style:family="paragraph" style:parent-style-name="Standard">
      <style:paragraph-properties fo:text-align="start" style:justify-single-word="false"/>
      <style:text-properties fo:font-style="normal" fo:font-weight="normal" officeooo:rsid="00326d3f" officeooo:paragraph-rsid="0038749d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tyle="normal" fo:font-weight="normal" officeooo:rsid="00326d3f" officeooo:paragraph-rsid="0039e7af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tyle="normal" fo:font-weight="normal" officeooo:rsid="00326d3f" officeooo:paragraph-rsid="003b34f1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tyle="normal" fo:font-weight="normal" officeooo:rsid="00326d3f" officeooo:paragraph-rsid="003be912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tyle="normal" fo:font-weight="normal" officeooo:rsid="00326d3f" officeooo:paragraph-rsid="003cab80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officeooo:rsid="003f9938" officeooo:paragraph-rsid="0041728d"/>
    </style:style>
    <style:style style:name="P33" style:family="paragraph" style:parent-style-name="Standard">
      <style:paragraph-properties fo:text-align="start" style:justify-single-word="false"/>
      <style:text-properties officeooo:rsid="00462705" officeooo:paragraph-rsid="00462705"/>
    </style:style>
    <style:style style:name="P34" style:family="paragraph" style:parent-style-name="Standard">
      <style:paragraph-properties fo:text-align="start" style:justify-single-word="false"/>
      <style:text-properties officeooo:rsid="00462705" officeooo:paragraph-rsid="00483c37"/>
    </style:style>
    <style:style style:name="P35" style:family="paragraph" style:parent-style-name="Standard">
      <style:paragraph-properties fo:text-align="start" style:justify-single-word="false"/>
      <style:text-properties officeooo:rsid="005894fc" officeooo:paragraph-rsid="005f5afa"/>
    </style:style>
    <style:style style:name="P36" style:family="paragraph" style:parent-style-name="Standard">
      <style:paragraph-properties fo:text-align="start" style:justify-single-word="false"/>
      <style:text-properties officeooo:rsid="005894fc" officeooo:paragraph-rsid="006d64de"/>
    </style:style>
    <style:style style:name="P37" style:family="paragraph" style:parent-style-name="Standard">
      <style:paragraph-properties fo:text-align="start" style:justify-single-word="false"/>
      <style:text-properties officeooo:rsid="00632d79" officeooo:paragraph-rsid="00632d79"/>
    </style:style>
    <style:style style:name="P38" style:family="paragraph" style:parent-style-name="Standard">
      <style:paragraph-properties fo:text-align="start" style:justify-single-word="false"/>
      <style:text-properties officeooo:rsid="00632d79" officeooo:paragraph-rsid="007443bc"/>
    </style:style>
    <style:style style:name="P39" style:family="paragraph" style:parent-style-name="Standard">
      <style:paragraph-properties fo:text-align="start" style:justify-single-word="false"/>
      <style:text-properties officeooo:rsid="006f05c4" officeooo:paragraph-rsid="006f05c4"/>
    </style:style>
    <style:style style:name="P40" style:family="paragraph" style:parent-style-name="Standard">
      <style:paragraph-properties fo:text-align="start" style:justify-single-word="false"/>
      <style:text-properties officeooo:rsid="00790a3d" officeooo:paragraph-rsid="007ed1d8"/>
    </style:style>
    <style:style style:name="P41" style:family="paragraph" style:parent-style-name="Standard">
      <style:paragraph-properties fo:text-align="start" style:justify-single-word="false"/>
      <style:text-properties officeooo:rsid="00790a3d" officeooo:paragraph-rsid="007eebb6"/>
    </style:style>
    <style:style style:name="P42" style:family="paragraph" style:parent-style-name="Standard">
      <style:paragraph-properties fo:text-align="start" style:justify-single-word="false" fo:break-before="page"/>
      <style:text-properties fo:font-weight="bold" officeooo:rsid="0009923a" officeooo:paragraph-rsid="000e2db3" style:font-weight-asian="bold" style:font-weight-complex="bold"/>
    </style:style>
    <style:style style:name="P43" style:family="paragraph" style:parent-style-name="Standard" style:list-style-name="L1">
      <style:paragraph-properties fo:text-align="start" style:justify-single-word="false"/>
      <style:text-properties fo:font-size="11pt" officeooo:paragraph-rsid="001d589e" style:font-size-asian="11pt" style:font-size-complex="11pt"/>
    </style:style>
    <style:style style:name="P44" style:family="paragraph" style:parent-style-name="Standard" style:list-style-name="L1">
      <style:paragraph-properties fo:text-align="start" style:justify-single-word="false"/>
      <style:text-properties fo:font-size="11pt" officeooo:paragraph-rsid="001f5275" style:font-size-asian="11pt" style:font-size-complex="11pt"/>
    </style:style>
    <style:style style:name="P45" style:family="paragraph" style:parent-style-name="Standard" style:list-style-name="L1">
      <style:paragraph-properties fo:text-align="start" style:justify-single-word="false"/>
      <style:text-properties fo:font-size="11pt" fo:font-weight="normal" officeooo:rsid="001d589e" officeooo:paragraph-rsid="001d589e" style:font-size-asian="11pt" style:font-weight-asian="normal" style:font-size-complex="11pt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fo:font-size="11pt" fo:font-weight="normal" officeooo:rsid="001d589e" officeooo:paragraph-rsid="002137d6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weight="normal" officeooo:rsid="0018c6e5" officeooo:paragraph-rsid="00195a78" style:font-weight-asian="normal" style:font-weight-complex="normal"/>
    </style:style>
    <style:style style:name="P48" style:family="paragraph" style:parent-style-name="Standard" style:list-style-name="L2">
      <style:paragraph-properties fo:text-align="start" style:justify-single-word="false"/>
      <style:text-properties fo:font-weight="normal" officeooo:rsid="0027daa4" officeooo:paragraph-rsid="0027daa4" style:font-weight-asian="normal" style:font-weight-complex="normal"/>
    </style:style>
    <style:style style:name="P49" style:family="paragraph" style:parent-style-name="Standard" style:list-style-name="L2">
      <style:paragraph-properties fo:text-align="start" style:justify-single-word="false"/>
      <style:text-properties fo:font-weight="normal" officeooo:rsid="0027daa4" officeooo:paragraph-rsid="002ac49c" style:font-weight-asian="normal" style:font-weight-complex="normal"/>
    </style:style>
    <style:style style:name="P50" style:family="paragraph" style:parent-style-name="Standard" style:list-style-name="L3">
      <style:paragraph-properties fo:text-align="start" style:justify-single-word="false"/>
      <style:text-properties fo:font-weight="normal" officeooo:rsid="00234991" officeooo:paragraph-rsid="00234991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weight="normal" officeooo:rsid="000e2db3" officeooo:paragraph-rsid="0058955e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weight="normal" officeooo:rsid="00577a79" officeooo:paragraph-rsid="00577a79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weight="normal" officeooo:rsid="00870158" officeooo:paragraph-rsid="00870158" style:font-weight-asian="normal" style:font-weight-complex="normal"/>
    </style:style>
    <style:style style:name="P54" style:family="paragraph" style:parent-style-name="Standard" style:list-style-name="L3">
      <style:paragraph-properties fo:text-align="start" style:justify-single-word="false"/>
      <style:text-properties officeooo:paragraph-rsid="00234991"/>
    </style:style>
    <style:style style:name="P55" style:family="paragraph" style:parent-style-name="Standard">
      <style:paragraph-properties fo:text-align="start" style:justify-single-word="false"/>
      <style:text-properties officeooo:paragraph-rsid="00979232"/>
    </style:style>
    <style:style style:name="P56" style:family="paragraph" style:parent-style-name="Standard">
      <style:paragraph-properties fo:text-align="start" style:justify-single-word="false"/>
      <style:text-properties officeooo:paragraph-rsid="0099b65f"/>
    </style:style>
    <style:style style:name="P57" style:family="paragraph" style:parent-style-name="Standard">
      <style:paragraph-properties fo:text-align="start" style:justify-single-word="false"/>
      <style:text-properties officeooo:paragraph-rsid="009b3bc4"/>
    </style:style>
    <style:style style:name="P58" style:family="paragraph" style:parent-style-name="Standard">
      <style:paragraph-properties fo:text-align="start" style:justify-single-word="false"/>
      <style:text-properties officeooo:paragraph-rsid="009bc484"/>
    </style:style>
    <style:style style:name="P59" style:family="paragraph" style:parent-style-name="Standard">
      <style:paragraph-properties fo:text-align="start" style:justify-single-word="false"/>
      <style:text-properties fo:font-style="normal" fo:font-weight="normal" officeooo:rsid="00367570" officeooo:paragraph-rsid="003d7f31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tyle="italic" fo:font-weight="normal" officeooo:rsid="00326d3f" officeooo:paragraph-rsid="0034568b" style:font-style-asian="italic" style:font-weight-asian="normal" style:font-style-complex="italic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text-position="0% 100%" style:font-name="Courier New" fo:font-size="10pt" fo:font-style="italic" fo:font-weight="normal" officeooo:rsid="0041728d" officeooo:paragraph-rsid="00483c37" style:font-size-asian="10pt" style:font-style-asian="italic" style:font-weight-asian="normal" style:font-size-complex="10pt" style:font-style-complex="italic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text-position="0% 100%" fo:font-weight="normal" officeooo:rsid="0041728d" officeooo:paragraph-rsid="0041728d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text-position="0% 100%" fo:font-weight="normal" officeooo:rsid="0041728d" officeooo:paragraph-rsid="004ec639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text-position="0% 100%" fo:font-weight="normal" officeooo:rsid="00598b0d" officeooo:paragraph-rsid="005f5afa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Courier New" fo:font-size="10pt" fo:font-style="italic" officeooo:rsid="000e2db3" officeooo:paragraph-rsid="000e2db3" style:font-size-asian="10pt" style:font-style-asian="italic" style:font-size-complex="10pt" style:font-style-complex="italic"/>
    </style:style>
    <style:style style:name="P66" style:family="paragraph" style:parent-style-name="Standard">
      <style:paragraph-properties fo:text-align="start" style:justify-single-word="false"/>
      <style:text-properties style:font-name="Courier New" fo:font-size="10pt" fo:font-style="italic" officeooo:rsid="000e2db3" officeooo:paragraph-rsid="0011e8dd" style:font-size-asian="10pt" style:font-style-asian="italic" style:font-size-complex="10pt" style:font-style-complex="italic"/>
    </style:style>
    <style:style style:name="P67" style:family="paragraph" style:parent-style-name="Standard">
      <style:paragraph-properties fo:text-align="center" style:justify-single-word="false"/>
      <style:text-properties style:font-name="Courier New" fo:font-size="10pt" fo:font-style="italic" fo:font-weight="normal" officeooo:rsid="000e2db3" officeooo:paragraph-rsid="0010556c" style:font-size-asian="10pt" style:font-style-asian="italic" style:font-weight-asian="normal" style:font-size-complex="10pt" style:font-style-complex="italic" style:font-weight-complex="normal"/>
    </style:style>
    <style:style style:name="P68" style:family="paragraph" style:parent-style-name="Standard">
      <style:paragraph-properties fo:text-align="center" style:justify-single-word="false"/>
      <style:text-properties style:font-name="Courier New" fo:font-size="10pt" fo:font-style="italic" fo:font-weight="normal" officeooo:rsid="000e2db3" officeooo:paragraph-rsid="00119c3e" style:font-size-asian="10pt" style:font-style-asian="italic" style:font-weight-asian="normal" style:font-size-complex="10pt" style:font-style-complex="italic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Courier New" fo:font-size="10pt" officeooo:rsid="0009923a" officeooo:paragraph-rsid="000e2db3" style:font-size-asian="10pt" style:font-size-complex="10pt"/>
    </style:style>
    <style:style style:name="P70" style:family="paragraph" style:parent-style-name="Standard">
      <style:paragraph-properties fo:text-align="start" style:justify-single-word="false"/>
      <style:text-properties officeooo:rsid="00462705" officeooo:paragraph-rsid="008c6ee5"/>
    </style:style>
    <style:style style:name="P71" style:family="paragraph" style:parent-style-name="Standard">
      <style:paragraph-properties fo:text-align="start" style:justify-single-word="false"/>
      <style:text-properties officeooo:rsid="00462705" officeooo:paragraph-rsid="00979232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officeooo:rsid="0085b1dc" officeooo:paragraph-rsid="0085b1dc" style:font-size-asian="12pt" style:font-size-complex="12pt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officeooo:rsid="0009923a" officeooo:paragraph-rsid="000e2db3" style:font-size-asian="12pt" style:font-size-complex="12pt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officeooo:rsid="00462705" officeooo:paragraph-rsid="008c6ee5" style:font-size-asian="12pt" style:font-size-complex="12pt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officeooo:rsid="00462705" officeooo:paragraph-rsid="00979232" style:font-size-asian="12pt" style:font-size-complex="12pt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bold" officeooo:rsid="0041c712" officeooo:paragraph-rsid="008c6ee5" style:font-size-asian="12pt" style:font-style-asian="normal" style:font-weight-asian="bold" style:font-size-complex="12pt" style:font-style-complex="normal" style:font-weight-complex="bold"/>
    </style:style>
    <style:style style:name="P7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577a79" officeooo:paragraph-rsid="00577a79" style:font-weight-asian="bold" style:font-weight-complex="bold"/>
    </style:style>
    <style:style style:name="P7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41c712" officeooo:paragraph-rsid="0041c712" style:font-weight-asian="bold" style:font-weight-complex="bold"/>
    </style:style>
    <style:style style:name="P7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41c712" officeooo:paragraph-rsid="00443fa0" style:font-weight-asian="bold" style:font-weight-complex="bold"/>
    </style:style>
    <style:style style:name="P8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326d3f" officeooo:paragraph-rsid="003d3cf4" style:font-weight-asian="bold" style:font-weight-complex="bold"/>
    </style:style>
    <style:style style:name="P8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9bc484" style:font-weight-asian="bold" style:font-weight-complex="bold"/>
    </style:style>
    <style:style style:name="P82" style:family="paragraph" style:parent-style-name="Standard">
      <style:paragraph-properties fo:text-align="start" style:justify-single-word="false"/>
      <style:text-properties officeooo:rsid="005894fc" officeooo:paragraph-rsid="00979232"/>
    </style:style>
    <style:style style:name="P83" style:family="paragraph" style:parent-style-name="Standard">
      <style:paragraph-properties fo:text-align="start" style:justify-single-word="false"/>
      <style:text-properties officeooo:rsid="00598b0d" officeooo:paragraph-rsid="00979232"/>
    </style:style>
    <style:style style:name="T1" style:family="text">
      <style:text-properties officeooo:rsid="0009923a"/>
    </style:style>
    <style:style style:name="T2" style:family="text">
      <style:text-properties style:text-position="sub 58%"/>
    </style:style>
    <style:style style:name="T3" style:family="text">
      <style:text-properties style:text-position="sub 58%" fo:font-weight="normal" style:font-weight-asian="normal" style:font-weight-complex="normal"/>
    </style:style>
    <style:style style:name="T4" style:family="text">
      <style:text-properties style:text-position="sub 58%" fo:font-weight="normal" officeooo:rsid="0018c6e5" style:font-weight-asian="normal" style:font-weight-complex="normal"/>
    </style:style>
    <style:style style:name="T5" style:family="text">
      <style:text-properties style:text-position="sub 58%" fo:font-weight="normal" officeooo:rsid="001d589e" style:font-weight-asian="normal" style:font-weight-complex="normal"/>
    </style:style>
    <style:style style:name="T6" style:family="text">
      <style:text-properties style:text-position="sub 58%" fo:font-weight="normal" officeooo:rsid="001f5275" style:font-weight-asian="normal" style:font-weight-complex="normal"/>
    </style:style>
    <style:style style:name="T7" style:family="text">
      <style:text-properties style:text-position="sub 58%" fo:font-weight="normal" officeooo:rsid="004114ff" style:font-weight-asian="normal" style:font-weight-complex="normal"/>
    </style:style>
    <style:style style:name="T8" style:family="text">
      <style:text-properties style:text-position="sub 58%" fo:font-weight="normal" officeooo:rsid="0041728d" style:font-weight-asian="normal" style:font-weight-complex="normal"/>
    </style:style>
    <style:style style:name="T9" style:family="text">
      <style:text-properties style:text-position="sub 58%" fo:font-weight="normal" officeooo:rsid="0046d7d8" style:font-weight-asian="normal" style:font-weight-complex="normal"/>
    </style:style>
    <style:style style:name="T10" style:family="text">
      <style:text-properties style:text-position="sub 58%" fo:font-weight="normal" officeooo:rsid="00478877" style:font-weight-asian="normal" style:font-weight-complex="normal"/>
    </style:style>
    <style:style style:name="T11" style:family="text">
      <style:text-properties style:text-position="sub 58%" fo:font-weight="normal" officeooo:rsid="0047ca2c" style:font-weight-asian="normal" style:font-weight-complex="normal"/>
    </style:style>
    <style:style style:name="T12" style:family="text">
      <style:text-properties style:text-position="sub 58%" fo:font-weight="normal" officeooo:rsid="004cad4d" style:font-weight-asian="normal" style:font-weight-complex="normal"/>
    </style:style>
    <style:style style:name="T13" style:family="text">
      <style:text-properties style:text-position="sub 58%" fo:font-weight="normal" officeooo:rsid="004db5cc" style:font-weight-asian="normal" style:font-weight-complex="normal"/>
    </style:style>
    <style:style style:name="T14" style:family="text">
      <style:text-properties style:text-position="sub 58%" fo:font-weight="normal" officeooo:rsid="004e44cd" style:font-weight-asian="normal" style:font-weight-complex="normal"/>
    </style:style>
    <style:style style:name="T15" style:family="text">
      <style:text-properties style:text-position="sub 58%" fo:font-weight="normal" officeooo:rsid="004ec639" style:font-weight-asian="normal" style:font-weight-complex="normal"/>
    </style:style>
    <style:style style:name="T16" style:family="text">
      <style:text-properties style:text-position="sub 58%" fo:font-weight="normal" officeooo:rsid="005894fc" style:font-weight-asian="normal" style:font-weight-complex="normal"/>
    </style:style>
    <style:style style:name="T17" style:family="text">
      <style:text-properties style:text-position="sub 58%" fo:font-weight="normal" officeooo:rsid="005b6504" style:font-weight-asian="normal" style:font-weight-complex="normal"/>
    </style:style>
    <style:style style:name="T18" style:family="text">
      <style:text-properties style:text-position="sub 58%" fo:font-weight="normal" officeooo:rsid="005c33f8" style:font-weight-asian="normal" style:font-weight-complex="normal"/>
    </style:style>
    <style:style style:name="T19" style:family="text">
      <style:text-properties style:text-position="sub 58%" fo:font-weight="normal" officeooo:rsid="005d7531" style:font-weight-asian="normal" style:font-weight-complex="normal"/>
    </style:style>
    <style:style style:name="T20" style:family="text">
      <style:text-properties style:text-position="sub 58%" fo:font-weight="normal" officeooo:rsid="005f5afa" style:font-weight-asian="normal" style:font-weight-complex="normal"/>
    </style:style>
    <style:style style:name="T21" style:family="text">
      <style:text-properties style:text-position="sub 58%" fo:font-weight="normal" officeooo:rsid="00632d79" style:font-weight-asian="normal" style:font-weight-complex="normal"/>
    </style:style>
    <style:style style:name="T22" style:family="text">
      <style:text-properties style:text-position="sub 58%" fo:font-weight="normal" officeooo:rsid="006d64de" style:font-weight-asian="normal" style:font-weight-complex="normal"/>
    </style:style>
    <style:style style:name="T23" style:family="text">
      <style:text-properties style:text-position="sub 58%" fo:font-weight="normal" officeooo:rsid="0076108a" style:font-weight-asian="normal" style:font-weight-complex="normal"/>
    </style:style>
    <style:style style:name="T24" style:family="text">
      <style:text-properties style:text-position="sub 58%" fo:font-weight="normal" officeooo:rsid="007713d7" style:font-weight-asian="normal" style:font-weight-complex="normal"/>
    </style:style>
    <style:style style:name="T25" style:family="text">
      <style:text-properties style:text-position="sub 58%" fo:font-weight="normal" officeooo:rsid="0079454c" style:font-weight-asian="normal" style:font-weight-complex="normal"/>
    </style:style>
    <style:style style:name="T26" style:family="text">
      <style:text-properties style:text-position="sub 58%" fo:font-weight="normal" officeooo:rsid="007b03f6" style:font-weight-asian="normal" style:font-weight-complex="normal"/>
    </style:style>
    <style:style style:name="T27" style:family="text">
      <style:text-properties style:text-position="sub 58%" fo:font-weight="normal" officeooo:rsid="007d1c41" style:font-weight-asian="normal" style:font-weight-complex="normal"/>
    </style:style>
    <style:style style:name="T28" style:family="text">
      <style:text-properties style:text-position="sub 58%" fo:font-weight="normal" officeooo:rsid="0090e2fd" style:font-weight-asian="normal" style:font-weight-complex="normal"/>
    </style:style>
    <style:style style:name="T29" style:family="text">
      <style:text-properties style:text-position="sub 58%" fo:font-style="italic" style:font-style-asian="italic" style:font-style-complex="italic"/>
    </style:style>
    <style:style style:name="T30" style:family="text">
      <style:text-properties style:text-position="sub 58%" fo:font-style="italic" fo:font-weight="normal" officeooo:rsid="001d589e" style:font-style-asian="italic" style:font-weight-asian="normal" style:font-style-complex="italic" style:font-weight-complex="normal"/>
    </style:style>
    <style:style style:name="T31" style:family="text">
      <style:text-properties style:text-position="sub 58%" officeooo:rsid="0034568b"/>
    </style:style>
    <style:style style:name="T32" style:family="text">
      <style:text-properties style:text-position="sub 58%" style:font-name="Courier New" fo:font-size="10pt" fo:font-style="italic" fo:font-weight="normal" officeooo:rsid="0047ca2c" style:font-size-asian="10pt" style:font-style-asian="italic" style:font-weight-asian="normal" style:font-size-complex="10pt" style:font-style-complex="italic" style:font-weight-complex="normal"/>
    </style:style>
    <style:style style:name="T33" style:family="text">
      <style:text-properties style:text-position="sub 58%" fo:font-style="normal" style:font-style-asian="normal" style:font-style-complex="normal"/>
    </style:style>
    <style:style style:name="T34" style:family="text">
      <style:text-properties style:text-position="sub 58%" fo:font-style="normal" officeooo:rsid="00367570" style:font-style-asian="normal" style:font-style-complex="normal"/>
    </style:style>
    <style:style style:name="T35" style:family="text">
      <style:text-properties style:text-position="sub 58%" fo:font-style="normal" officeooo:rsid="0039ef14" style:font-style-asian="normal" style:font-style-complex="normal"/>
    </style:style>
    <style:style style:name="T36" style:family="text">
      <style:text-properties style:text-position="sub 58%" fo:font-style="normal" officeooo:rsid="003d3cf4" style:font-style-asian="normal" style:font-style-complex="normal"/>
    </style:style>
    <style:style style:name="T37" style:family="text">
      <style:text-properties style:text-position="sub 58%" officeooo:rsid="00367570"/>
    </style:style>
    <style:style style:name="T38" style:family="text">
      <style:text-properties style:text-position="sub 58%" officeooo:rsid="003cab80"/>
    </style:style>
    <style:style style:name="T39" style:family="text">
      <style:text-properties style:text-position="sub 58%" officeooo:rsid="003d3cf4"/>
    </style:style>
    <style:style style:name="T40" style:family="text">
      <style:text-properties style:text-position="sub 58%" officeooo:rsid="00443fa0"/>
    </style:style>
    <style:style style:name="T41" style:family="text">
      <style:text-properties style:text-position="sub 58%" style:font-name="Liberation Serif" fo:font-size="12pt" officeooo:rsid="00979232" style:font-size-asian="12pt" style:font-size-complex="12pt"/>
    </style:style>
    <style:style style:name="T42" style:family="text">
      <style:text-properties style:text-position="sub 58%" style:font-name="Liberation Serif" fo:font-size="12pt" fo:font-weight="normal" officeooo:rsid="00979232" style:font-size-asian="12pt" style:font-weight-asian="normal" style:font-size-complex="12pt" style:font-weight-complex="normal"/>
    </style:style>
    <style:style style:name="T43" style:family="text">
      <style:text-properties style:text-position="sub 58%" style:font-name="Liberation Serif" fo:font-size="12pt" fo:font-weight="normal" officeooo:rsid="00987b83" style:font-size-asian="12pt" style:font-weight-asian="normal" style:font-size-complex="12pt" style:font-weight-complex="normal"/>
    </style:style>
    <style:style style:name="T44" style:family="text">
      <style:text-properties style:text-position="sub 58%" style:font-name="Liberation Serif" fo:font-size="12pt" fo:font-weight="normal" officeooo:rsid="00994f5b" style:font-size-asian="12pt" style:font-weight-asian="normal" style:font-size-complex="12pt" style:font-weight-complex="normal"/>
    </style:style>
    <style:style style:name="T45" style:family="text">
      <style:text-properties style:text-position="sub 58%" style:font-name="Liberation Serif" fo:font-size="12pt" fo:font-weight="normal" officeooo:rsid="0099b65f" style:font-size-asian="12pt" style:font-weight-asian="normal" style:font-size-complex="12pt" style:font-weight-complex="normal"/>
    </style:style>
    <style:style style:name="T46" style:family="text">
      <style:text-properties style:text-position="super 58%"/>
    </style:style>
    <style:style style:name="T47" style:family="text">
      <style:text-properties style:text-position="super 58%" style:text-underline-style="none" fo:font-weight="normal" officeooo:rsid="0018c6e5" style:font-weight-asian="normal" style:font-weight-complex="normal"/>
    </style:style>
    <style:style style:name="T48" style:family="text">
      <style:text-properties style:text-position="super 58%" fo:font-weight="normal" style:font-weight-asian="normal" style:font-weight-complex="normal"/>
    </style:style>
    <style:style style:name="T49" style:family="text">
      <style:text-properties style:text-position="super 58%" fo:font-weight="normal" officeooo:rsid="0064367e" style:font-weight-asian="normal" style:font-weight-complex="normal"/>
    </style:style>
    <style:style style:name="T50" style:family="text">
      <style:text-properties style:text-position="super 58%" fo:font-style="italic" fo:font-weight="normal" officeooo:rsid="001d589e" style:font-style-asian="italic" style:font-weight-asian="normal" style:font-style-complex="italic" style:font-weight-complex="normal"/>
    </style:style>
    <style:style style:name="T51" style:family="text">
      <style:text-properties style:text-position="super 58%" fo:font-style="italic" style:font-style-asian="italic" style:font-style-complex="italic"/>
    </style:style>
    <style:style style:name="T52" style:family="text">
      <style:text-properties style:text-position="super 58%" fo:font-style="normal" style:font-style-asian="normal" style:font-style-complex="normal"/>
    </style:style>
    <style:style style:name="T53" style:family="text">
      <style:text-properties style:text-position="super 58%" officeooo:rsid="003144ac"/>
    </style:style>
    <style:style style:name="T54" style:family="text">
      <style:text-properties officeooo:rsid="000e2db3"/>
    </style:style>
    <style:style style:name="T55" style:family="text">
      <style:text-properties officeooo:rsid="000ed9b1"/>
    </style:style>
    <style:style style:name="T56" style:family="text">
      <style:text-properties officeooo:rsid="0010556c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37e025" style:font-style-asian="normal" style:font-style-complex="normal"/>
    </style:style>
    <style:style style:name="T59" style:family="text">
      <style:text-properties fo:font-style="normal" officeooo:rsid="00367570" style:font-style-asian="normal" style:font-style-complex="normal"/>
    </style:style>
    <style:style style:name="T60" style:family="text">
      <style:text-properties fo:font-style="normal" officeooo:rsid="0039e7af" style:font-style-asian="normal" style:font-style-complex="normal"/>
    </style:style>
    <style:style style:name="T61" style:family="text">
      <style:text-properties fo:font-style="normal" officeooo:rsid="00326d3f" style:font-style-asian="normal" style:font-style-complex="normal"/>
    </style:style>
    <style:style style:name="T62" style:family="text">
      <style:text-properties fo:font-style="normal" officeooo:rsid="0034568b" style:font-style-asian="normal" style:font-style-complex="normal"/>
    </style:style>
    <style:style style:name="T63" style:family="text">
      <style:text-properties fo:font-style="normal" officeooo:rsid="003d7f31" style:font-style-asian="normal" style:font-style-complex="normal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18c6e5" style:font-weight-asian="normal" style:font-weight-complex="normal"/>
    </style:style>
    <style:style style:name="T66" style:family="text">
      <style:text-properties fo:font-weight="normal" officeooo:rsid="00195a78" style:font-weight-asian="normal" style:font-weight-complex="normal"/>
    </style:style>
    <style:style style:name="T67" style:family="text">
      <style:text-properties fo:font-weight="normal" officeooo:rsid="001a553b" style:font-weight-asian="normal" style:font-weight-complex="normal"/>
    </style:style>
    <style:style style:name="T68" style:family="text">
      <style:text-properties fo:font-weight="normal" officeooo:rsid="001aa17d" style:font-weight-asian="normal" style:font-weight-complex="normal"/>
    </style:style>
    <style:style style:name="T69" style:family="text">
      <style:text-properties fo:font-weight="normal" officeooo:rsid="001bfd8c" style:font-weight-asian="normal" style:font-weight-complex="normal"/>
    </style:style>
    <style:style style:name="T70" style:family="text">
      <style:text-properties fo:font-weight="normal" officeooo:rsid="001d589e" style:font-weight-asian="normal" style:font-weight-complex="normal"/>
    </style:style>
    <style:style style:name="T71" style:family="text">
      <style:text-properties fo:font-weight="normal" officeooo:rsid="00234991" style:font-weight-asian="normal" style:font-weight-complex="normal"/>
    </style:style>
    <style:style style:name="T72" style:family="text">
      <style:text-properties fo:font-weight="normal" officeooo:rsid="00656176" style:font-weight-asian="normal" style:font-weight-complex="normal"/>
    </style:style>
    <style:style style:name="T73" style:family="text">
      <style:text-properties officeooo:rsid="001a553b"/>
    </style:style>
    <style:style style:name="T74" style:family="text">
      <style:text-properties style:text-position="0% 100%"/>
    </style:style>
    <style:style style:name="T75" style:family="text">
      <style:text-properties style:text-position="0% 100%" fo:font-weight="normal" style:font-weight-asian="normal" style:font-weight-complex="normal"/>
    </style:style>
    <style:style style:name="T76" style:family="text">
      <style:text-properties style:text-position="0% 100%" fo:font-weight="normal" officeooo:rsid="001f5275" style:font-weight-asian="normal" style:font-weight-complex="normal"/>
    </style:style>
    <style:style style:name="T77" style:family="text">
      <style:text-properties style:text-position="0% 100%" fo:font-weight="normal" officeooo:rsid="0041728d" style:font-weight-asian="normal" style:font-weight-complex="normal"/>
    </style:style>
    <style:style style:name="T78" style:family="text">
      <style:text-properties style:text-position="0% 100%" fo:font-weight="normal" officeooo:rsid="0046d7d8" style:font-weight-asian="normal" style:font-weight-complex="normal"/>
    </style:style>
    <style:style style:name="T79" style:family="text">
      <style:text-properties style:text-position="0% 100%" fo:font-weight="normal" officeooo:rsid="00478877" style:font-weight-asian="normal" style:font-weight-complex="normal"/>
    </style:style>
    <style:style style:name="T80" style:family="text">
      <style:text-properties style:text-position="0% 100%" fo:font-weight="normal" officeooo:rsid="004af507" style:font-weight-asian="normal" style:font-weight-complex="normal"/>
    </style:style>
    <style:style style:name="T81" style:family="text">
      <style:text-properties style:text-position="0% 100%" fo:font-weight="normal" officeooo:rsid="004db5cc" style:font-weight-asian="normal" style:font-weight-complex="normal"/>
    </style:style>
    <style:style style:name="T82" style:family="text">
      <style:text-properties style:text-position="0% 100%" fo:font-weight="normal" officeooo:rsid="004e44cd" style:font-weight-asian="normal" style:font-weight-complex="normal"/>
    </style:style>
    <style:style style:name="T83" style:family="text">
      <style:text-properties style:text-position="0% 100%" fo:font-weight="normal" officeooo:rsid="004ec639" style:font-weight-asian="normal" style:font-weight-complex="normal"/>
    </style:style>
    <style:style style:name="T84" style:family="text">
      <style:text-properties style:text-position="0% 100%" fo:font-weight="normal" officeooo:rsid="005894fc" style:font-weight-asian="normal" style:font-weight-complex="normal"/>
    </style:style>
    <style:style style:name="T85" style:family="text">
      <style:text-properties style:text-position="0% 100%" fo:font-weight="normal" officeooo:rsid="005b6504" style:font-weight-asian="normal" style:font-weight-complex="normal"/>
    </style:style>
    <style:style style:name="T86" style:family="text">
      <style:text-properties style:text-position="0% 100%" fo:font-weight="normal" officeooo:rsid="005c33f8" style:font-weight-asian="normal" style:font-weight-complex="normal"/>
    </style:style>
    <style:style style:name="T87" style:family="text">
      <style:text-properties style:text-position="0% 100%" fo:font-weight="normal" officeooo:rsid="005d7531" style:font-weight-asian="normal" style:font-weight-complex="normal"/>
    </style:style>
    <style:style style:name="T88" style:family="text">
      <style:text-properties style:text-position="0% 100%" fo:font-weight="normal" officeooo:rsid="005ee2c1" style:font-weight-asian="normal" style:font-weight-complex="normal"/>
    </style:style>
    <style:style style:name="T89" style:family="text">
      <style:text-properties style:text-position="0% 100%" fo:font-weight="normal" officeooo:rsid="00632d79" style:font-weight-asian="normal" style:font-weight-complex="normal"/>
    </style:style>
    <style:style style:name="T90" style:family="text">
      <style:text-properties style:text-position="0% 100%" fo:font-weight="normal" officeooo:rsid="006d64de" style:font-weight-asian="normal" style:font-weight-complex="normal"/>
    </style:style>
    <style:style style:name="T91" style:family="text">
      <style:text-properties style:text-position="0% 100%" fo:font-weight="normal" officeooo:rsid="00709172" style:font-weight-asian="normal" style:font-weight-complex="normal"/>
    </style:style>
    <style:style style:name="T92" style:family="text">
      <style:text-properties style:text-position="0% 100%" fo:font-weight="normal" officeooo:rsid="007713d7" style:font-weight-asian="normal" style:font-weight-complex="normal"/>
    </style:style>
    <style:style style:name="T93" style:family="text">
      <style:text-properties style:text-position="0% 100%" fo:font-weight="normal" officeooo:rsid="007b03f6" style:font-weight-asian="normal" style:font-weight-complex="normal"/>
    </style:style>
    <style:style style:name="T94" style:family="text">
      <style:text-properties style:text-position="0% 100%" fo:font-weight="normal" officeooo:rsid="006f05c4" style:font-weight-asian="normal" style:font-weight-complex="normal"/>
    </style:style>
    <style:style style:name="T95" style:family="text">
      <style:text-properties style:text-position="0% 100%" fo:font-weight="normal" officeooo:rsid="007ed1d8" style:font-weight-asian="normal" style:font-weight-complex="normal"/>
    </style:style>
    <style:style style:name="T96" style:family="text">
      <style:text-properties style:text-position="0% 100%" fo:font-weight="normal" officeooo:rsid="007eebb6" style:font-weight-asian="normal" style:font-weight-complex="normal"/>
    </style:style>
    <style:style style:name="T97" style:family="text">
      <style:text-properties style:text-position="0% 100%" fo:font-weight="normal" officeooo:rsid="007fc558" style:font-weight-asian="normal" style:font-weight-complex="normal"/>
    </style:style>
    <style:style style:name="T98" style:family="text">
      <style:text-properties style:text-position="0% 100%" fo:font-weight="normal" officeooo:rsid="00807a39" style:font-weight-asian="normal" style:font-weight-complex="normal"/>
    </style:style>
    <style:style style:name="T99" style:family="text">
      <style:text-properties style:text-position="0% 100%" fo:font-weight="normal" officeooo:rsid="008c6ee5" style:font-weight-asian="normal" style:font-weight-complex="normal"/>
    </style:style>
    <style:style style:name="T100" style:family="text">
      <style:text-properties style:text-position="0% 100%" fo:font-weight="normal" officeooo:rsid="0090e2fd" style:font-weight-asian="normal" style:font-weight-complex="normal"/>
    </style:style>
    <style:style style:name="T101" style:family="text">
      <style:text-properties style:text-position="0% 100%" fo:font-weight="normal" officeooo:rsid="0092b0cb" style:font-weight-asian="normal" style:font-weight-complex="normal"/>
    </style:style>
    <style:style style:name="T102" style:family="text">
      <style:text-properties style:text-position="0% 100%" fo:font-style="italic" style:font-style-asian="italic" style:font-style-complex="italic"/>
    </style:style>
    <style:style style:name="T103" style:family="text">
      <style:text-properties style:text-position="0% 100%" officeooo:rsid="0034568b"/>
    </style:style>
    <style:style style:name="T104" style:family="text">
      <style:text-properties style:text-position="0% 100%" style:font-name="Courier New" fo:font-size="10pt" fo:font-style="italic" fo:font-weight="normal" officeooo:rsid="0041728d" style:font-size-asian="10pt" style:font-style-asian="italic" style:font-weight-asian="normal" style:font-size-complex="10pt" style:font-style-complex="italic" style:font-weight-complex="normal"/>
    </style:style>
    <style:style style:name="T105" style:family="text">
      <style:text-properties style:text-position="0% 100%" style:font-name="Liberation Serif" fo:font-size="10pt" fo:font-style="normal" officeooo:rsid="0034568b" style:font-size-asian="10pt" style:font-style-asian="normal" style:font-size-complex="10pt" style:font-style-complex="normal"/>
    </style:style>
    <style:style style:name="T106" style:family="text">
      <style:text-properties style:text-position="0% 100%" fo:font-style="normal" fo:font-weight="normal" officeooo:rsid="0041728d" style:font-style-asian="normal" style:font-weight-asian="normal" style:font-style-complex="normal" style:font-weight-complex="normal"/>
    </style:style>
    <style:style style:name="T107" style:family="text">
      <style:text-properties style:text-position="0% 100%" fo:font-style="normal" fo:font-weight="normal" officeooo:rsid="004e44cd" style:font-style-asian="normal" style:font-weight-asian="normal" style:font-style-complex="normal" style:font-weight-complex="normal"/>
    </style:style>
    <style:style style:name="T108" style:family="text">
      <style:text-properties style:text-position="0% 100%" officeooo:rsid="0041728d"/>
    </style:style>
    <style:style style:name="T109" style:family="text">
      <style:text-properties style:text-position="0% 100%" officeooo:rsid="005007f2"/>
    </style:style>
    <style:style style:name="T110" style:family="text">
      <style:text-properties style:text-position="0% 100%" officeooo:rsid="004ec639"/>
    </style:style>
    <style:style style:name="T111" style:family="text">
      <style:text-properties style:text-position="0% 100%" officeooo:rsid="00946f69"/>
    </style:style>
    <style:style style:name="T112" style:family="text">
      <style:text-properties style:text-position="0% 100%" style:font-name="Liberation Serif" fo:font-size="12pt" fo:font-weight="normal" officeooo:rsid="00979232" style:font-size-asian="12pt" style:font-weight-asian="normal" style:font-size-complex="12pt" style:font-weight-complex="normal"/>
    </style:style>
    <style:style style:name="T113" style:family="text">
      <style:text-properties style:text-position="0% 100%" style:font-name="Liberation Serif" fo:font-size="12pt" fo:font-weight="normal" officeooo:rsid="00987b83" style:font-size-asian="12pt" style:font-weight-asian="normal" style:font-size-complex="12pt" style:font-weight-complex="normal"/>
    </style:style>
    <style:style style:name="T114" style:family="text">
      <style:text-properties style:text-position="0% 100%" style:font-name="Liberation Serif" fo:font-size="12pt" fo:font-weight="normal" officeooo:rsid="00994f5b" style:font-size-asian="12pt" style:font-weight-asian="normal" style:font-size-complex="12pt" style:font-weight-complex="normal"/>
    </style:style>
    <style:style style:name="T115" style:family="text">
      <style:text-properties style:text-position="0% 100%" style:font-name="Liberation Serif" fo:font-size="12pt" fo:font-weight="normal" officeooo:rsid="0099b65f" style:font-size-asian="12pt" style:font-weight-asian="normal" style:font-size-complex="12pt" style:font-weight-complex="normal"/>
    </style:style>
    <style:style style:name="T116" style:family="text">
      <style:text-properties style:text-position="0% 100%" style:font-name="Liberation Serif" fo:font-size="12pt" fo:font-weight="normal" officeooo:rsid="009bc484" style:font-size-asian="12pt" style:font-weight-asian="normal" style:font-size-complex="12pt" style:font-weight-complex="normal"/>
    </style:style>
    <style:style style:name="T117" style:family="text">
      <style:text-properties style:text-position="0% 100%" style:font-name="Liberation Serif" fo:font-size="12pt" officeooo:rsid="009bc484" style:font-size-asian="12pt" style:font-size-complex="12pt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officeooo:rsid="002bd5a7" style:font-style-asian="italic" style:font-style-complex="italic"/>
    </style:style>
    <style:style style:name="T120" style:family="text">
      <style:text-properties fo:font-style="italic" fo:font-weight="normal" officeooo:rsid="001d589e" style:font-style-asian="italic" style:font-weight-asian="normal" style:font-style-complex="italic" style:font-weight-complex="normal"/>
    </style:style>
    <style:style style:name="T121" style:family="text">
      <style:text-properties fo:font-style="italic" fo:font-weight="normal" officeooo:rsid="0018c6e5" style:font-style-asian="italic" style:font-weight-asian="normal" style:font-style-complex="italic" style:font-weight-complex="normal"/>
    </style:style>
    <style:style style:name="T122" style:family="text">
      <style:text-properties fo:font-style="italic" fo:font-weight="normal" officeooo:rsid="00234991" style:font-style-asian="italic" style:font-weight-asian="normal" style:font-style-complex="italic" style:font-weight-complex="normal"/>
    </style:style>
    <style:style style:name="T123" style:family="text">
      <style:text-properties officeooo:rsid="002137d6"/>
    </style:style>
    <style:style style:name="T124" style:family="text">
      <style:text-properties officeooo:rsid="00241e86"/>
    </style:style>
    <style:style style:name="T125" style:family="text">
      <style:text-properties officeooo:rsid="002bd5a7"/>
    </style:style>
    <style:style style:name="T126" style:family="text">
      <style:text-properties officeooo:rsid="002db47c"/>
    </style:style>
    <style:style style:name="T127" style:family="text">
      <style:text-properties officeooo:rsid="0034568b"/>
    </style:style>
    <style:style style:name="T128" style:family="text">
      <style:text-properties officeooo:rsid="0037e025"/>
    </style:style>
    <style:style style:name="T129" style:family="text">
      <style:text-properties officeooo:rsid="0038749d"/>
    </style:style>
    <style:style style:name="T130" style:family="text">
      <style:text-properties officeooo:rsid="0039dfe3"/>
    </style:style>
    <style:style style:name="T131" style:family="text">
      <style:text-properties officeooo:rsid="0039e7af"/>
    </style:style>
    <style:style style:name="T132" style:family="text">
      <style:text-properties officeooo:rsid="003be912"/>
    </style:style>
    <style:style style:name="T133" style:family="text">
      <style:text-properties officeooo:rsid="003cab80"/>
    </style:style>
    <style:style style:name="T134" style:family="text">
      <style:text-properties officeooo:rsid="003efb03"/>
    </style:style>
    <style:style style:name="T135" style:family="text">
      <style:text-properties officeooo:rsid="005f326a"/>
    </style:style>
    <style:style style:name="T136" style:family="text">
      <style:text-properties officeooo:rsid="00815df8"/>
    </style:style>
    <style:style style:name="T137" style:family="text">
      <style:text-properties officeooo:rsid="00877714"/>
    </style:style>
    <style:style style:name="T138" style:family="text">
      <style:text-properties officeooo:rsid="008e4e94"/>
    </style:style>
    <style:style style:name="T139" style:family="text">
      <style:text-properties style:font-name="Liberation Serif" fo:font-size="12pt" officeooo:rsid="00979232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an Evans</text:p>
      <text:p text:style-name="P2">CS 6058 </text:p>
      <text:p text:style-name="P2">Data / Security and Privacy</text:p>
      <text:p text:style-name="P2">Spring 2018</text:p>
      <text:p text:style-name="P2">Homework <text:span text:style-name="T54">3</text:span></text:p>
      <text:p text:style-name="P2"/>
      <text:p text:style-name="P3">Problem 1</text:p>
      <text:p text:style-name="P6">Describe the details of the security game for Chosen-Plaintext Attacks (CPA), and formally explain what is CPA-security.</text:p>
      <text:p text:style-name="P13"/>
      <text:p text:style-name="P14">The security game for Chosen-Plaintext Attacks (CPA) proceeds as follows: </text:p>
      <text:p text:style-name="P14"/>
      <text:list xml:id="list1576695359" text:style-name="L1">
        <text:list-item>
          <text:p text:style-name="P43"><text:span text:style-name="T70">A key </text:span><text:span text:style-name="T120">k</text:span><text:span text:style-name="T70"> ← KeyGen(1</text:span><text:span text:style-name="T50">n</text:span><text:span text:style-name="T70">) is generated</text:span></text:p>
        </text:list-item>
        <text:list-item>
          <text:p text:style-name="P45">Adversary <text:span text:style-name="T118">A</text:span> has access to encryption oracle Enc<text:span text:style-name="T29">k</text:span>(·), and outputs two messages <text:span text:style-name="T118">m</text:span><text:span text:style-name="T29">0</text:span><text:span text:style-name="T118">, m</text:span><text:span text:style-name="T29">1</text:span> with |<text:span text:style-name="T118">m</text:span><text:span text:style-name="T29">0</text:span>|=|<text:span text:style-name="T118">m</text:span><text:span text:style-name="T29">1</text:span>|</text:p>
        </text:list-item>
        <text:list-item>
          <text:p text:style-name="P44"><text:span text:style-name="T70">Challenger ﬂips a fair coin </text:span><text:span text:style-name="T120">b</text:span><text:span text:style-name="T70"> </text:span>∈ <text:span text:style-name="T70">{0,1}, computes </text:span><text:span text:style-name="T120">c</text:span><text:span text:style-name="T30">b</text:span><text:span text:style-name="T5"> </text:span><text:span text:style-name="T76">←</text:span><text:span text:style-name="T6"> </text:span><text:span text:style-name="T70">Enc</text:span><text:span text:style-name="T30">k</text:span><text:span text:style-name="T70">(</text:span><text:span text:style-name="T120">m</text:span><text:span text:style-name="T30">b</text:span><text:span text:style-name="T70">), and returns </text:span><text:span text:style-name="T120">c</text:span><text:span text:style-name="T30">b</text:span></text:p>
        </text:list-item>
        <text:list-item>
          <text:p text:style-name="P45">Adversary <text:span text:style-name="T118">A </text:span>continues to have access to <text:span text:style-name="T123">encryption oracle </text:span>Enc<text:span text:style-name="T29">k</text:span>(·)</text:p>
        </text:list-item>
        <text:list-item>
          <text:p text:style-name="P46"><text:span text:style-name="T57">Adversary</text:span><text:span text:style-name="T118"> A </text:span>guesses a bit <text:span text:style-name="T118">b</text:span><text:span text:style-name="T102">’</text:span></text:p>
        </text:list-item>
        <text:list-item>
          <text:p text:style-name="P45">Outputs 1 if <text:span text:style-name="T118">b</text:span><text:span text:style-name="T102">’</text:span> = <text:span text:style-name="T118">b</text:span>, otherwise 0; <text:span text:style-name="T118">A </text:span>wins if it is 1</text:p>
        </text:list-item>
      </text:list>
      <text:p text:style-name="P13"/>
      <text:p text:style-name="P23"><text:span text:style-name="T65">Chosen Plaintext Attack (CPA) security </text:span><text:span text:style-name="T67">is achieved </text:span><text:span text:style-name="T65">for a symmetric-key encryption </text:span><text:span text:style-name="T68">scheme</text:span><text:span text:style-name="T65"> </text:span>Π <text:span text:style-name="T73">if </text:span><text:span text:style-name="T65">for all </text:span><text:span text:style-name="T66">Probabilistic Polynomial Time (</text:span><text:span text:style-name="T65">PPT</text:span><text:span text:style-name="T66">)</text:span><text:span text:style-name="T65"> adversaries </text:span><text:span text:style-name="T121">A</text:span><text:span text:style-name="T65"> </text:span><text:span text:style-name="T67">it is </text:span><text:span text:style-name="T65">indistinguishable under chosen-plaintext attacks </text:span><text:span text:style-name="T69">with</text:span><text:span text:style-name="T65"> a negligible function s</text:span><text:span text:style-name="T66">uch that: </text:span></text:p>
      <text:p text:style-name="P47"/>
      <text:p text:style-name="P24"><text:span text:style-name="T65">Pr[PrivK</text:span><text:span text:style-name="T47">cpa</text:span><text:span text:style-name="T4">A,Π</text:span><text:span text:style-name="T65">(</text:span><text:span text:style-name="T121">n</text:span><text:span text:style-name="T65">) = 1] </text:span><text:span text:style-name="T66">&lt;=</text:span><text:span text:style-name="T65"> 1 / 2 + negl(</text:span><text:span text:style-name="T121">n</text:span><text:span text:style-name="T65">)</text:span></text:p>
      <text:p text:style-name="P42">Problem <text:span text:style-name="T54">2</text:span></text:p>
      <text:p text:style-name="P6">Describe what is a function family and what is a keyed function. Explain what is a Pseudo Random Function.</text:p>
      <text:p text:style-name="P4"/>
      <text:p text:style-name="P18">Function families are groupings of functions that have similar properties. A few examples of function families include polynomial, linear, exponential, rational, trigonometric, and logarithmic. </text:p>
      <text:p text:style-name="P18"/>
      <text:p text:style-name="P19">A keyed function <text:span text:style-name="T118">F</text:span> maps from <text:span text:style-name="T118">D </text:span>= {0,1}<text:span text:style-name="T46">m</text:span> → <text:span text:style-name="T118">R </text:span>= {0, 1}<text:span text:style-name="T46">n</text:span>:</text:p>
      <text:list xml:id="list590240941" text:style-name="L2">
        <text:list-item>
          <text:p text:style-name="P48">First input is <text:span text:style-name="T126">known as</text:span> the key <text:span text:style-name="T118">k</text:span></text:p>
        </text:list-item>
        <text:list-item>
          <text:p text:style-name="P49"><text:span text:style-name="T118">k</text:span> is chosen uniformly from <text:span text:style-name="T118">K</text:span></text:p>
          <text:list>
            <text:list-item>
              <text:p text:style-name="P49"><text:span text:style-name="T118">F</text:span><text:span text:style-name="T29">k</text:span><text:span text:style-name="T102">(x) = F(k,x) = y</text:span></text:p>
            </text:list-item>
          </text:list>
        </text:list-item>
        <text:list-item>
          <text:p text:style-name="P48"><text:span text:style-name="T118">F</text:span> is efficient (polynomial time)</text:p>
        </text:list-item>
        <text:list-item>
          <text:p text:style-name="P48">Given a key <text:span text:style-name="T118">k</text:span>, <text:span text:style-name="T118">F</text:span><text:span text:style-name="T29">k</text:span> is deterministic</text:p>
        </text:list-item>
      </text:list>
      <text:p text:style-name="P13"/>
      <text:p text:style-name="P15"><text:span text:style-name="T118">F </text:span>is a Pseudo Random Function (PRF) if <text:span text:style-name="T118">F</text:span><text:span text:style-name="T29">k</text:span><text:span text:style-name="T118"> </text:span>is indistinguishable from <text:span text:style-name="T118">f</text:span></text:p>
      <text:list xml:id="list1493658619" text:style-name="L3">
        <text:list-item>
          <text:p text:style-name="P54"><text:span text:style-name="T122">k</text:span><text:span text:style-name="T71"> is chosen uniformly from </text:span><text:span text:style-name="T122">K</text:span></text:p>
        </text:list-item>
        <text:list-item>
          <text:p text:style-name="P50"><text:span text:style-name="T118">f</text:span> is chosen uniformly from Func(m, n)</text:p>
        </text:list-item>
      </text:list>
      <text:p text:style-name="P15"/>
      <text:p text:style-name="P16"><text:span text:style-name="T125">Pseudo Random Functions can be defined in the following way:</text:span> </text:p>
      <text:p text:style-name="P16"/>
      <text:p text:style-name="P16">Let <text:span text:style-name="T118">F </text:span><text:span text:style-name="T119">=</text:span> {0,1}<text:span text:style-name="T51">l</text:span> x {0,1}<text:span text:style-name="T51">m</text:span> →{0,1}<text:span text:style-name="T51">n</text:span> be an <text:span text:style-name="T124">efficient</text:span> keyed function. <text:span text:style-name="T118">F</text:span> is a PRF <text:span text:style-name="T124">if </text:span>for all <text:span text:style-name="T124">Probabilistic Polynomial Time (</text:span>PPT<text:span text:style-name="T124">)</text:span> adversar<text:span text:style-name="T124">ies</text:span> <text:span text:style-name="T118">A</text:span> there is a negligible function such that</text:p>
      <text:p text:style-name="P15"/>
      <text:p text:style-name="P17">|Pr[<text:span text:style-name="T118">A</text:span><text:span text:style-name="T51">Fk(·)</text:span>(1<text:span text:style-name="T51">l</text:span>) = 1] <text:span text:style-name="T124">- </text:span>Pr[<text:span text:style-name="T118">A</text:span><text:span text:style-name="T51">f</text:span><text:span text:style-name="T52">(·)</text:span>(1<text:span text:style-name="T51">l</text:span>) = 1]| <text:span text:style-name="T124">&lt;= </text:span>negl(<text:span text:style-name="T118">l</text:span>)</text:p>
      <text:p text:style-name="P42">Problem <text:span text:style-name="T54">3</text:span></text:p>
      <text:p text:style-name="P6">Assume we have a PRG G: {0,1}<text:span text:style-name="T53">n</text:span> →{0,1}<text:span text:style-name="T53">2</text:span><text:span text:style-name="T46">n</text:span>, and given n = 2, we <text:span text:style-name="T56">define </text:span>this PRG as follows:</text:p>
      <text:p text:style-name="P6"/>
      <text:p text:style-name="P9"><text:s text:c="2"/>x <text:s text:c="2"/>00 <text:s text:c="2"/>01 <text:s text:c="2"/>10 <text:s text:c="2"/>11</text:p>
      <text:p text:style-name="P9">G(x) 1001 0011 1101 0111</text:p>
      <text:p text:style-name="P6"/>
      <text:p text:style-name="P6">If we use GGM method to build a PRF F: {0,1}<text:span text:style-name="T46">m</text:span>→{0,1}<text:span text:style-name="T46">n</text:span> based on this PRG G, where the input of this PRF is x<text:span text:style-name="T2">1</text:span>x<text:span text:style-name="T2">2</text:span>x<text:span text:style-name="T2">3</text:span>x<text:span text:style-name="T2">4</text:span>x<text:span text:style-name="T2">5</text:span> = 01101 and key k = 01, then what is the output of F<text:span text:style-name="T2">k</text:span>(x<text:span text:style-name="T2">1</text:span>x<text:span text:style-name="T2">2</text:span>x<text:span text:style-name="T2">3</text:span>x<text:span text:style-name="T2">4</text:span>x<text:span text:style-name="T2">5</text:span>) = ??.</text:p>
      <text:p text:style-name="P4"/>
      <text:p text:style-name="P26">x<text:span text:style-name="T2">1</text:span> = 0</text:p>
      <text:p text:style-name="P26">x<text:span text:style-name="T2">2</text:span> = 1</text:p>
      <text:p text:style-name="P26">x<text:span text:style-name="T2">3</text:span> = 1</text:p>
      <text:p text:style-name="P26">x<text:span text:style-name="T2">4</text:span> = 0</text:p>
      <text:p text:style-name="P26">x<text:span text:style-name="T2">5</text:span> = 1</text:p>
      <text:p text:style-name="P4"/>
      <text:p text:style-name="P20"><text:span text:style-name="T127">F</text:span><text:span text:style-name="T31">k</text:span><text:span text:style-name="T127">(x</text:span><text:span text:style-name="T31">1</text:span><text:span text:style-name="T127">x</text:span><text:span text:style-name="T31">2</text:span><text:span text:style-name="T103">x</text:span><text:span text:style-name="T31">3</text:span><text:span text:style-name="T103">x</text:span><text:span text:style-name="T31">4</text:span><text:span text:style-name="T103">x</text:span><text:span text:style-name="T31">5</text:span><text:span text:style-name="T127">) = </text:span><text:span text:style-name="T57">G</text:span><text:span text:style-name="T33">x5</text:span><text:span text:style-name="T57">(G</text:span><text:span text:style-name="T33">x4</text:span><text:span text:style-name="T57">(G</text:span><text:span text:style-name="T33">x3</text:span><text:span text:style-name="T57">(G</text:span><text:span text:style-name="T33">x2</text:span><text:span text:style-name="T57">(G</text:span><text:span text:style-name="T33">x1</text:span><text:span text:style-name="T57">(k))))) </text:span><text:span text:style-name="T59">= …</text:span></text:p>
      <text:p text:style-name="P59"/>
      <text:p text:style-name="P20"><text:span text:style-name="T62">F</text:span><text:span text:style-name="T36">01</text:span><text:span text:style-name="T62">(</text:span><text:span text:style-name="T105">01101</text:span><text:span text:style-name="T62">) </text:span><text:span text:style-name="T63">= </text:span><text:span text:style-name="T57">G</text:span><text:span text:style-name="T34">1</text:span><text:span text:style-name="T57">(G</text:span><text:span text:style-name="T34">0</text:span><text:span text:style-name="T57">(G</text:span><text:span text:style-name="T34">1</text:span><text:span text:style-name="T57">(G</text:span><text:span text:style-name="T34">1</text:span><text:span text:style-name="T57">(G</text:span><text:span text:style-name="T34">0</text:span><text:span text:style-name="T57">(</text:span><text:span text:style-name="T58">01</text:span><text:span text:style-name="T57">))))) </text:span><text:span text:style-name="T60">= ...</text:span></text:p>
      <text:p text:style-name="P60"/>
      <text:p text:style-name="P21">G(01) = 0011 <text:span text:style-name="T132">→ </text:span><text:span text:style-name="T61">G</text:span><text:span text:style-name="T34">0</text:span><text:span text:style-name="T61">(</text:span><text:span text:style-name="T58">01</text:span><text:span text:style-name="T61">) </text:span><text:span text:style-name="T57">= 00</text:span></text:p>
      <text:p text:style-name="P27"/>
      <text:p text:style-name="P28">G<text:span text:style-name="T37">1</text:span>(G<text:span text:style-name="T37">0</text:span>(G<text:span text:style-name="T37">1</text:span>(G<text:span text:style-name="T37">1</text:span>(G<text:span text:style-name="T37">0</text:span>(<text:span text:style-name="T128">01</text:span>))))) <text:span text:style-name="T130">= </text:span>G<text:span text:style-name="T37">1</text:span>(G<text:span text:style-name="T37">0</text:span>(G<text:span text:style-name="T37">1</text:span>(G<text:span text:style-name="T37">1</text:span>(<text:span text:style-name="T129">00</text:span>)))) <text:span text:style-name="T131">= …</text:span></text:p>
      <text:p text:style-name="P28"/>
      <text:p text:style-name="P22">G(0<text:span text:style-name="T131">0</text:span>) = <text:span text:style-name="T131">1001 → </text:span><text:span text:style-name="T61">G</text:span><text:span text:style-name="T35">1</text:span><text:span text:style-name="T61">(</text:span><text:span text:style-name="T58">00</text:span><text:span text:style-name="T61">) </text:span><text:span text:style-name="T57">= 01</text:span></text:p>
      <text:p text:style-name="P13"/>
      <text:p text:style-name="P29">G<text:span text:style-name="T37">1</text:span>(G<text:span text:style-name="T37">0</text:span>(G<text:span text:style-name="T37">1</text:span>(G<text:span text:style-name="T37">1</text:span>(<text:span text:style-name="T129">00</text:span>)))) <text:span text:style-name="T131">= </text:span>G<text:span text:style-name="T37">1</text:span>(G<text:span text:style-name="T37">0</text:span>(G<text:span text:style-name="T37">1</text:span>(<text:span text:style-name="T129">01</text:span>))) <text:span text:style-name="T131">= …</text:span></text:p>
      <text:p text:style-name="P13"/>
      <text:p text:style-name="P30">G(<text:span text:style-name="T129">01</text:span>) <text:span text:style-name="T132">= 0011→ </text:span>G<text:span text:style-name="T37">1</text:span>(<text:span text:style-name="T129">01</text:span>) <text:span text:style-name="T132">= 11</text:span></text:p>
      <text:p text:style-name="P13"/>
      <text:p text:style-name="P30">G<text:span text:style-name="T37">1</text:span>(G<text:span text:style-name="T37">0</text:span>(G<text:span text:style-name="T37">1</text:span>(<text:span text:style-name="T129">01</text:span>))) <text:span text:style-name="T131">= </text:span>G<text:span text:style-name="T37">1</text:span>(G<text:span text:style-name="T37">0</text:span>(<text:span text:style-name="T132">11</text:span>)) <text:span text:style-name="T131">= …</text:span></text:p>
      <text:p text:style-name="P30"/>
      <text:p text:style-name="P31">G(<text:span text:style-name="T133">11</text:span>) <text:span text:style-name="T132">= 0111→ </text:span>G<text:span text:style-name="T38">0</text:span>(<text:span text:style-name="T133">11</text:span>) <text:span text:style-name="T132">= 01</text:span></text:p>
      <text:p text:style-name="P13"/>
      <text:p text:style-name="P31">G<text:span text:style-name="T37">1</text:span>(G<text:span text:style-name="T37">0</text:span>(<text:span text:style-name="T132">11</text:span>)) <text:span text:style-name="T131">= </text:span>G<text:span text:style-name="T37">1</text:span>(<text:span text:style-name="T133">01</text:span>) <text:span text:style-name="T131">= …</text:span></text:p>
      <text:p text:style-name="P13"/>
      <text:p text:style-name="P31">G(<text:span text:style-name="T133">01</text:span>) <text:span text:style-name="T133">= 0011 → </text:span>G<text:span text:style-name="T37">1</text:span>(<text:span text:style-name="T133">01</text:span>) <text:span text:style-name="T133">= 11</text:span></text:p>
      <text:p text:style-name="P13"/>
      <text:p text:style-name="P80"><text:span text:style-name="T127">F</text:span><text:span text:style-name="T39">01</text:span><text:span text:style-name="T127">(</text:span><text:span text:style-name="T105">01101</text:span><text:span text:style-name="T127">) = 11</text:span></text:p>
      <text:p text:style-name="P13"/>
      <text:p text:style-name="P42">Problem <text:span text:style-name="T55">4</text:span></text:p>
      <text:p text:style-name="P6">Given a message m = 1001111100 and a key k = 01, if initialization vector IV = 10 and each block has 2 bits,</text:p>
      <text:p text:style-name="P6"/>
      <text:p text:style-name="P7">– what is the ciphertext of this message if we encrypt it with ECB mode?</text:p>
      <text:p text:style-name="P7">– what is the ciphertext of this message if we encrypt it with CBC mode?</text:p>
      <text:p text:style-name="P7"/>
      <text:p text:style-name="P6">The PRF/PRP used in this block cipher is described as below.</text:p>
      <text:p text:style-name="P6"/>
      <text:p text:style-name="P68"><text:span text:style-name="T134">x</text:span> <text:s text:c="11"/>00 01 10 11</text:p>
      <text:p text:style-name="P10">k = 00,F<text:span text:style-name="T2">k</text:span>(x) 10 00 11 01</text:p>
      <text:p text:style-name="P68">k = 01,F<text:span text:style-name="T2">k</text:span>(x) 00 11 01 10</text:p>
      <text:p text:style-name="P10">k = 10,F<text:span text:style-name="T2">k</text:span>(x) 11 01 10 00</text:p>
      <text:p text:style-name="P10">k = 11,F<text:span text:style-name="T2">k</text:span>(x) 01 10 00 11</text:p>
      <text:p text:style-name="P61"/>
      <text:p text:style-name="P25"><text:span text:style-name="T104">m</text:span><text:span text:style-name="T32">1</text:span><text:span text:style-name="T104"> = 10</text:span></text:p>
      <text:p text:style-name="P12"><text:span text:style-name="T77">m</text:span><text:span text:style-name="T11">2</text:span><text:span text:style-name="T77"> = 01</text:span></text:p>
      <text:p text:style-name="P12"><text:span text:style-name="T77">m</text:span><text:span text:style-name="T11">3</text:span><text:span text:style-name="T77"> = 11</text:span></text:p>
      <text:p text:style-name="P12"><text:span text:style-name="T77">m</text:span><text:span text:style-name="T11">4</text:span><text:span text:style-name="T77"> = 11</text:span></text:p>
      <text:p text:style-name="P12"><text:span text:style-name="T77">m</text:span><text:span text:style-name="T11">5</text:span><text:span text:style-name="T77"> = 00</text:span></text:p>
      <text:p text:style-name="P61"/>
      <text:p text:style-name="P34"><text:span text:style-name="T77">c</text:span><text:span text:style-name="T8">x</text:span><text:span text:style-name="T77"> = F</text:span><text:span text:style-name="T8">k</text:span><text:span text:style-name="T77">(m</text:span><text:span text:style-name="T8">x</text:span><text:span text:style-name="T77">)</text:span></text:p>
      <text:p text:style-name="P32"><text:span text:style-name="T77">c</text:span><text:span text:style-name="T3">1</text:span><text:span text:style-name="T75"> = F</text:span><text:span text:style-name="T3">01</text:span><text:span text:style-name="T75">(10) = </text:span><text:span text:style-name="T77">01</text:span></text:p>
      <text:p text:style-name="P32"><text:span text:style-name="T77">c</text:span><text:span text:style-name="T3">2</text:span><text:span text:style-name="T75"> = F</text:span><text:span text:style-name="T3">01</text:span><text:span text:style-name="T75">(01) = </text:span><text:span text:style-name="T77">11</text:span></text:p>
      <text:p text:style-name="P32"><text:span text:style-name="T77">c</text:span><text:span text:style-name="T3">3</text:span><text:span text:style-name="T75"> = F</text:span><text:span text:style-name="T3">01</text:span><text:span text:style-name="T75">(11) = </text:span><text:span text:style-name="T77">10</text:span></text:p>
      <text:p text:style-name="P32"><text:span text:style-name="T77">c</text:span><text:span text:style-name="T3">4</text:span><text:span text:style-name="T75"> = F</text:span><text:span text:style-name="T3">01</text:span><text:span text:style-name="T75">(11) = </text:span><text:span text:style-name="T77">10</text:span></text:p>
      <text:p text:style-name="P32"><text:span text:style-name="T77">c</text:span><text:span text:style-name="T7">5</text:span><text:span text:style-name="T75"> = F</text:span><text:span text:style-name="T3">01</text:span><text:span text:style-name="T75">(00) = </text:span><text:span text:style-name="T77">00</text:span></text:p>
      <text:p text:style-name="P62"/>
      <text:p text:style-name="P78"><text:span text:style-name="T108">c</text:span><text:span text:style-name="T2">ecb</text:span><text:span text:style-name="T74"> = 01 11 10 10 00</text:span></text:p>
      <text:p text:style-name="P62"/>
      <text:p text:style-name="P55"><text:span text:style-name="T77">c</text:span><text:span text:style-name="T8">x</text:span><text:span text:style-name="T77"> = F</text:span><text:span text:style-name="T8">k</text:span><text:span text:style-name="T77">(m</text:span><text:span text:style-name="T8">x</text:span><text:span text:style-name="T77"> ⊕ c</text:span><text:span text:style-name="T12">x</text:span><text:span text:style-name="T8">-1</text:span><text:span text:style-name="T77">)</text:span></text:p>
      <text:p text:style-name="P33"><text:span text:style-name="T77">c</text:span><text:span text:style-name="T3">0</text:span><text:span text:style-name="T75"> = IV = 10</text:span></text:p>
      <text:p text:style-name="P55"><text:span text:style-name="T77">c</text:span><text:span text:style-name="T9">1</text:span><text:span text:style-name="T77"> = F</text:span><text:span text:style-name="T9">01</text:span><text:span text:style-name="T77">(m</text:span><text:span text:style-name="T9">1</text:span><text:span text:style-name="T77"> ⊕ c</text:span><text:span text:style-name="T9">0</text:span><text:span text:style-name="T77">) </text:span><text:span text:style-name="T78">=</text:span><text:span text:style-name="T77"> F</text:span><text:span text:style-name="T9">01</text:span><text:span text:style-name="T77">(</text:span><text:span text:style-name="T78">10</text:span><text:span text:style-name="T77"> ⊕ </text:span><text:span text:style-name="T78">10</text:span><text:span text:style-name="T77">) </text:span><text:span text:style-name="T78">= </text:span><text:span text:style-name="T77">F</text:span><text:span text:style-name="T9">01</text:span><text:span text:style-name="T77">(</text:span><text:span text:style-name="T78">00</text:span><text:span text:style-name="T77">) </text:span><text:span text:style-name="T78">= 00</text:span></text:p>
      <text:p text:style-name="P71"><text:span text:style-name="T77">c</text:span><text:span text:style-name="T10">2</text:span><text:span text:style-name="T77"> = F</text:span><text:span text:style-name="T10">01</text:span><text:span text:style-name="T77">(m</text:span><text:span text:style-name="T10">2</text:span><text:span text:style-name="T77"> ⊕ c</text:span><text:span text:style-name="T10">1</text:span><text:span text:style-name="T77">) </text:span><text:span text:style-name="T79">= </text:span><text:span text:style-name="T77">F</text:span><text:span text:style-name="T10">01</text:span><text:span text:style-name="T77">(</text:span><text:span text:style-name="T79">01</text:span><text:span text:style-name="T77"> ⊕ </text:span><text:span text:style-name="T79">00</text:span><text:span text:style-name="T77">) </text:span><text:span text:style-name="T79">= </text:span><text:span text:style-name="T77">F</text:span><text:span text:style-name="T10">01</text:span><text:span text:style-name="T77">(</text:span><text:span text:style-name="T79">01</text:span><text:span text:style-name="T77">) </text:span><text:span text:style-name="T79">= </text:span><text:span text:style-name="T80">11</text:span></text:p>
      <text:p text:style-name="P71"><text:span text:style-name="T77">c</text:span><text:span text:style-name="T12">3</text:span><text:span text:style-name="T77"> = F</text:span><text:span text:style-name="T12">01</text:span><text:span text:style-name="T77">(m</text:span><text:span text:style-name="T12">3</text:span><text:span text:style-name="T77"> ⊕ c</text:span><text:span text:style-name="T13">2</text:span><text:span text:style-name="T77">) </text:span><text:span text:style-name="T81">= </text:span><text:span text:style-name="T77">F</text:span><text:span text:style-name="T12">01</text:span><text:span text:style-name="T77">(</text:span><text:span text:style-name="T81">11</text:span><text:span text:style-name="T77"> ⊕ </text:span><text:span text:style-name="T81">11</text:span><text:span text:style-name="T77">) </text:span><text:span text:style-name="T81">= </text:span><text:span text:style-name="T77">F</text:span><text:span text:style-name="T12">01</text:span><text:span text:style-name="T77">(</text:span><text:span text:style-name="T81">00</text:span><text:span text:style-name="T77">) </text:span><text:span text:style-name="T81">= 00</text:span></text:p>
      <text:p text:style-name="P71"><text:span text:style-name="T77">c</text:span><text:span text:style-name="T14">4</text:span><text:span text:style-name="T77"> = F</text:span><text:span text:style-name="T14">01</text:span><text:span text:style-name="T77">(m</text:span><text:span text:style-name="T14">4</text:span><text:span text:style-name="T77"> ⊕ c</text:span><text:span text:style-name="T14">3</text:span><text:span text:style-name="T77">) </text:span><text:span text:style-name="T82">= </text:span><text:span text:style-name="T77">F</text:span><text:span text:style-name="T14">01</text:span><text:span text:style-name="T77">(</text:span><text:span text:style-name="T107">11</text:span><text:span text:style-name="T106"> ⊕ </text:span><text:span text:style-name="T107">00</text:span><text:span text:style-name="T77">) </text:span><text:span text:style-name="T82">= </text:span><text:span text:style-name="T77">F</text:span><text:span text:style-name="T14">01</text:span><text:span text:style-name="T77">(</text:span><text:span text:style-name="T107">11</text:span><text:span text:style-name="T77">) </text:span><text:span text:style-name="T82">= 10</text:span></text:p>
      <text:p text:style-name="P71"><text:span text:style-name="T77">c</text:span><text:span text:style-name="T15">5</text:span><text:span text:style-name="T77"> = F</text:span><text:span text:style-name="T15">01</text:span><text:span text:style-name="T77">(m</text:span><text:span text:style-name="T15">5</text:span><text:span text:style-name="T77"> ⊕ c</text:span><text:span text:style-name="T15">4</text:span><text:span text:style-name="T77">) </text:span><text:span text:style-name="T83">= </text:span><text:span text:style-name="T77">F</text:span><text:span text:style-name="T15">01</text:span><text:span text:style-name="T77">(</text:span><text:span text:style-name="T83">00</text:span><text:span text:style-name="T77"> ⊕ </text:span><text:span text:style-name="T83">10</text:span><text:span text:style-name="T77">) </text:span><text:span text:style-name="T83">= </text:span><text:span text:style-name="T77">F</text:span><text:span text:style-name="T15">01</text:span><text:span text:style-name="T77">(</text:span><text:span text:style-name="T83">10</text:span><text:span text:style-name="T77">) </text:span><text:span text:style-name="T83">= 01</text:span></text:p>
      <text:p text:style-name="P63"/>
      <text:p text:style-name="P79"><text:span text:style-name="T108">c</text:span><text:span text:style-name="T40">cbc</text:span><text:span text:style-name="T108"> = </text:span><text:span text:style-name="T109">10 </text:span><text:span text:style-name="T110">00 11 00 10 01</text:span></text:p>
      <text:p text:style-name="P42">Problem <text:span text:style-name="T55">5</text:span></text:p>
      <text:p text:style-name="P6">Given a ciphertext c = (IV,100111110011) and a key k = 10, if initialization vector IV = 100 and each block has 3 bits,</text:p>
      <text:p text:style-name="P6"/>
      <text:p text:style-name="P6">– what is the message of this ciphertext if we decrypt it with CBC mode?</text:p>
      <text:p text:style-name="P6">– what is the message of this ciphertext if we decrypt it with OFB mode?</text:p>
      <text:p text:style-name="P6"/>
      <text:p text:style-name="P6">The PRF/PRP used in this block cipher is described as below.</text:p>
      <text:p text:style-name="P6"/>
      <text:p text:style-name="P67">x <text:s text:c="11"/>000 001 010 011 100 101 110 111</text:p>
      <text:p text:style-name="P11">k = 00,F<text:span text:style-name="T2">k</text:span>(x) 100 010 011 101 111 000 001 110</text:p>
      <text:p text:style-name="P11">k = 01,F<text:span text:style-name="T2">k</text:span>(x) 010 011 101 111 000 001 110 100</text:p>
      <text:p text:style-name="P67">k = 10,F<text:span text:style-name="T2">k</text:span>(x) 101 111 000 001 110 100 010 011</text:p>
      <text:p text:style-name="P11">k = 11,F<text:span text:style-name="T2">k</text:span>(x) 111 101 000 001 100 110 011 010</text:p>
      <text:p text:style-name="P4"/>
      <text:p text:style-name="P5">c<text:span text:style-name="T2">0</text:span> = IV = 100</text:p>
      <text:p text:style-name="P5">c<text:span text:style-name="T2">1</text:span> = 100</text:p>
      <text:p text:style-name="P5">c<text:span text:style-name="T2">2</text:span> = 111</text:p>
      <text:p text:style-name="P5">c<text:span text:style-name="T2">3</text:span> = 110</text:p>
      <text:p text:style-name="P5">c<text:span text:style-name="T2">4</text:span> = 011</text:p>
      <text:p text:style-name="P4"/>
      <text:p text:style-name="P82"><text:span text:style-name="T64">m</text:span><text:span text:style-name="T3">i</text:span><text:span text:style-name="T64"> = F</text:span><text:span text:style-name="T3">k</text:span><text:span text:style-name="T48">-1</text:span><text:span text:style-name="T64">(c</text:span><text:span text:style-name="T3">i</text:span><text:span text:style-name="T64">) </text:span><text:span text:style-name="T77">⊕</text:span><text:span text:style-name="T64"> c</text:span><text:span text:style-name="T3">i-1 </text:span></text:p>
      <text:p text:style-name="P83"><text:span text:style-name="T64">m</text:span><text:span text:style-name="T3">1</text:span><text:span text:style-name="T75"> = </text:span><text:span text:style-name="T84">F</text:span><text:span text:style-name="T3">10</text:span><text:span text:style-name="T84">(c</text:span><text:span text:style-name="T3">1</text:span><text:span text:style-name="T84">) </text:span><text:span text:style-name="T77">⊕</text:span><text:span text:style-name="T84"> c</text:span><text:span text:style-name="T3">0</text:span><text:span text:style-name="T75"> = </text:span><text:span text:style-name="T84">F</text:span><text:span text:style-name="T3">10</text:span><text:span text:style-name="T84">(</text:span><text:span text:style-name="T75">100</text:span><text:span text:style-name="T84">) </text:span><text:span text:style-name="T77">⊕</text:span><text:span text:style-name="T84"> </text:span><text:span text:style-name="T75">100 = 110</text:span><text:span text:style-name="T84"> </text:span><text:span text:style-name="T77">⊕</text:span><text:span text:style-name="T84"> </text:span><text:span text:style-name="T75">100 = 010</text:span></text:p>
      <text:p text:style-name="P82"><text:span text:style-name="T64">m</text:span><text:span text:style-name="T17">2</text:span><text:span text:style-name="T64"> = F</text:span><text:span text:style-name="T17">10</text:span><text:span text:style-name="T64">(c</text:span><text:span text:style-name="T17">2</text:span><text:span text:style-name="T64">) </text:span><text:span text:style-name="T77">⊕</text:span><text:span text:style-name="T64"> c</text:span><text:span text:style-name="T17">1</text:span><text:span text:style-name="T85"> </text:span><text:span text:style-name="T75">= F</text:span><text:span text:style-name="T17">10</text:span><text:span text:style-name="T75">(</text:span><text:span text:style-name="T85">111</text:span><text:span text:style-name="T75">) </text:span><text:span text:style-name="T77">⊕</text:span><text:span text:style-name="T75"> </text:span><text:span text:style-name="T85">100 = 011 </text:span><text:span text:style-name="T77">⊕</text:span><text:span text:style-name="T75"> </text:span><text:span text:style-name="T85">100 = 111</text:span></text:p>
      <text:p text:style-name="P82"><text:span text:style-name="T64">m</text:span><text:span text:style-name="T18">3</text:span><text:span text:style-name="T64"> = F</text:span><text:span text:style-name="T18">10</text:span><text:span text:style-name="T64">(c</text:span><text:span text:style-name="T18">3</text:span><text:span text:style-name="T64">) </text:span><text:span text:style-name="T77">⊕</text:span><text:span text:style-name="T64"> c</text:span><text:span text:style-name="T18">2</text:span><text:span text:style-name="T86"> </text:span><text:span text:style-name="T75">= F</text:span><text:span text:style-name="T18">10</text:span><text:span text:style-name="T75">(</text:span><text:span text:style-name="T86">110</text:span><text:span text:style-name="T75">) </text:span><text:span text:style-name="T77">⊕</text:span><text:span text:style-name="T75"> </text:span><text:span text:style-name="T86">111 =</text:span><text:span text:style-name="T75"> </text:span><text:span text:style-name="T86">010</text:span><text:span text:style-name="T75"> </text:span><text:span text:style-name="T77">⊕</text:span><text:span text:style-name="T75"> </text:span><text:span text:style-name="T86">111 = 101</text:span></text:p>
      <text:p text:style-name="P82"><text:span text:style-name="T64">m</text:span><text:span text:style-name="T19">4</text:span><text:span text:style-name="T64"> = F</text:span><text:span text:style-name="T19">10</text:span><text:span text:style-name="T64">(c</text:span><text:span text:style-name="T19">4</text:span><text:span text:style-name="T64">) </text:span><text:span text:style-name="T77">⊕</text:span><text:span text:style-name="T64"> c</text:span><text:span text:style-name="T19">3</text:span><text:span text:style-name="T75"> = F</text:span><text:span text:style-name="T19">10</text:span><text:span text:style-name="T75">(</text:span><text:span text:style-name="T87">011</text:span><text:span text:style-name="T75">) </text:span><text:span text:style-name="T77">⊕</text:span><text:span text:style-name="T75"> </text:span><text:span text:style-name="T87">110 = </text:span><text:span text:style-name="T88">001 </text:span><text:span text:style-name="T77">⊕</text:span><text:span text:style-name="T88"> 110 = 111</text:span></text:p>
      <text:p text:style-name="P51"/>
      <text:p text:style-name="P77">m<text:span text:style-name="T2">cbc</text:span> = <text:span text:style-name="T135">010 111 101 111</text:span></text:p>
      <text:p text:style-name="P52"/>
      <text:p text:style-name="P38"><text:span text:style-name="T64">x</text:span><text:span text:style-name="T3">i</text:span><text:span text:style-name="T64"> = F</text:span><text:span text:style-name="T3">k</text:span><text:span text:style-name="T49">-1</text:span><text:span text:style-name="T64">(x</text:span><text:span text:style-name="T3">i-1</text:span><text:span text:style-name="T64">)</text:span></text:p>
      <text:p text:style-name="P37"><text:span text:style-name="T64">x</text:span><text:span text:style-name="T3">0</text:span><text:span text:style-name="T64"> = IV </text:span><text:span text:style-name="T72">= 100</text:span></text:p>
      <text:p text:style-name="P36"><text:span text:style-name="T89">x</text:span><text:span text:style-name="T22">1</text:span><text:span text:style-name="T89"> </text:span><text:span text:style-name="T90">= </text:span><text:span text:style-name="T89">F</text:span><text:span text:style-name="T22">10</text:span><text:span text:style-name="T89">(x</text:span><text:span text:style-name="T22">0</text:span><text:span text:style-name="T89">) </text:span><text:span text:style-name="T90">= </text:span><text:span text:style-name="T89">F</text:span><text:span text:style-name="T22">10</text:span><text:span text:style-name="T89">(</text:span><text:span text:style-name="T90">100</text:span><text:span text:style-name="T89">) </text:span><text:span text:style-name="T90">= 110</text:span></text:p>
      <text:p text:style-name="P39"><text:span text:style-name="T90">x</text:span><text:span text:style-name="T3">2</text:span><text:span text:style-name="T75"> = </text:span><text:span text:style-name="T89">F</text:span><text:span text:style-name="T22">10</text:span><text:span text:style-name="T89">(x</text:span><text:span text:style-name="T3">1</text:span><text:span text:style-name="T89">)</text:span><text:span text:style-name="T75"> = </text:span><text:span text:style-name="T89">F</text:span><text:span text:style-name="T22">10</text:span><text:span text:style-name="T89">(</text:span><text:span text:style-name="T75">110</text:span><text:span text:style-name="T89">) </text:span><text:span text:style-name="T75">= </text:span><text:span text:style-name="T91">010</text:span></text:p>
      <text:p text:style-name="P40">x<text:span text:style-name="T2">3</text:span> = <text:span text:style-name="T89">F</text:span><text:span text:style-name="T22">10</text:span><text:span text:style-name="T89">(x</text:span><text:span text:style-name="T27">2</text:span><text:span text:style-name="T89">)</text:span><text:span text:style-name="T94"> = </text:span><text:span text:style-name="T89">F</text:span><text:span text:style-name="T22">10</text:span><text:span text:style-name="T89">(</text:span><text:span text:style-name="T95">010</text:span><text:span text:style-name="T89">)</text:span><text:span text:style-name="T94"> </text:span><text:span text:style-name="T96">= 000</text:span></text:p>
      <text:p text:style-name="P41">x<text:span text:style-name="T2">4</text:span> = <text:span text:style-name="T89">F</text:span><text:span text:style-name="T22">10</text:span><text:span text:style-name="T89">(x</text:span><text:span text:style-name="T27">3</text:span><text:span text:style-name="T89">)</text:span><text:span text:style-name="T94"> = </text:span><text:span text:style-name="T89">F</text:span><text:span text:style-name="T22">10</text:span><text:span text:style-name="T89">(</text:span><text:span text:style-name="T96">000</text:span><text:span text:style-name="T89">)</text:span><text:span text:style-name="T94"> </text:span><text:span text:style-name="T96">= 101</text:span></text:p>
      <text:p text:style-name="P35"/>
      <text:p text:style-name="P82"><text:span text:style-name="T64">m</text:span><text:span text:style-name="T3">i</text:span><text:span text:style-name="T75"> </text:span><text:span text:style-name="T64">= c</text:span><text:span text:style-name="T3">i </text:span><text:span text:style-name="T77">⊕</text:span><text:span text:style-name="T89"> x</text:span><text:span text:style-name="T21">i</text:span></text:p>
      <text:p text:style-name="P83"><text:span text:style-name="T64">m</text:span><text:span text:style-name="T3">1</text:span><text:span text:style-name="T75"> = </text:span><text:span text:style-name="T84">c</text:span><text:span text:style-name="T26">1</text:span><text:span text:style-name="T93"> </text:span><text:span text:style-name="T77">⊕</text:span><text:span text:style-name="T89"> x</text:span><text:span text:style-name="T23">1</text:span><text:span text:style-name="T89"> </text:span><text:span text:style-name="T75">= </text:span><text:span text:style-name="T97">100</text:span><text:span text:style-name="T93"> </text:span><text:span text:style-name="T77">⊕</text:span><text:span text:style-name="T89"> </text:span><text:span text:style-name="T98">110 </text:span><text:span text:style-name="T75">= </text:span><text:span text:style-name="T98">010</text:span></text:p>
      <text:p text:style-name="P83"><text:span text:style-name="T64">m</text:span><text:span text:style-name="T20">2</text:span><text:span text:style-name="T75"> = </text:span><text:span text:style-name="T84">c</text:span><text:span text:style-name="T26">2</text:span><text:span text:style-name="T16"> </text:span><text:span text:style-name="T77">⊕</text:span><text:span text:style-name="T89"> </text:span><text:span text:style-name="T92">x</text:span><text:span text:style-name="T24">2</text:span><text:span text:style-name="T92"> = </text:span><text:span text:style-name="T97">111</text:span><text:span text:style-name="T84"> </text:span><text:span text:style-name="T77">⊕</text:span><text:span text:style-name="T89"> </text:span><text:span text:style-name="T98">010 </text:span><text:span text:style-name="T92">= </text:span><text:span text:style-name="T98">101</text:span></text:p>
      <text:p text:style-name="P83"><text:span text:style-name="T64">m</text:span><text:span text:style-name="T20">3</text:span><text:span text:style-name="T75"> = </text:span><text:span text:style-name="T84">c</text:span><text:span text:style-name="T26">3</text:span><text:span text:style-name="T16"> </text:span><text:span text:style-name="T77">⊕</text:span><text:span text:style-name="T89"> </text:span><text:span text:style-name="T92">x</text:span><text:span text:style-name="T25">3</text:span><text:span text:style-name="T92"> = </text:span><text:span text:style-name="T97">110 </text:span><text:span text:style-name="T77">⊕</text:span><text:span text:style-name="T89"> </text:span><text:span text:style-name="T98">000 </text:span><text:span text:style-name="T92">= </text:span><text:span text:style-name="T98">110</text:span></text:p>
      <text:p text:style-name="P83"><text:span text:style-name="T75">m</text:span><text:span text:style-name="T20">4</text:span><text:span text:style-name="T75"> = </text:span><text:span text:style-name="T84">c</text:span><text:span text:style-name="T26">4</text:span><text:span text:style-name="T16"> </text:span><text:span text:style-name="T77">⊕</text:span><text:span text:style-name="T89"> </text:span><text:span text:style-name="T92">x</text:span><text:span text:style-name="T25">4</text:span><text:span text:style-name="T92"> = </text:span><text:span text:style-name="T97">011 </text:span><text:span text:style-name="T77">⊕</text:span><text:span text:style-name="T89"> </text:span><text:span text:style-name="T98">101</text:span><text:span text:style-name="T92"> = </text:span><text:span text:style-name="T98">110</text:span></text:p>
      <text:p text:style-name="P64"/>
      <text:p text:style-name="P77">m<text:span text:style-name="T2">ofb</text:span> = <text:span text:style-name="T136">010 101 110 110</text:span></text:p>
      <text:p text:style-name="P42">Problem <text:span text:style-name="T55">6</text:span></text:p>
      <text:p text:style-name="P6">Given a message m = 101110, a key k<text:span text:style-name="T2">1</text:span> = 10 for encryption and a key k<text:span text:style-name="T2">2</text:span> = 00 for message authentication, assume each block has 3 bits and a random initialization vector IV = 101,</text:p>
      <text:p text:style-name="P6"/>
      <text:p text:style-name="P8">– compute a ciphertext and its tag using the Encrypt-then-Authenticate approach</text:p>
      <text:p text:style-name="P8">– also explain why other approaches, such as Encrypt-and-Authenticate and Authenticate-then-Encrypt, are not suitable to protect both data privacy and message authentication.</text:p>
      <text:p text:style-name="P8"/>
      <text:p text:style-name="P6">The encryption algorithm uses CBC mode and the Mac generation algorithm also uses CBC mode. When we compute a tag for a ciphertext, we assume that the initialization vector IV is a part of a ciphertext. The PRF/PRP used in this block cipher is described as below.</text:p>
      <text:p text:style-name="P6"/>
      <text:p text:style-name="P67">x <text:s text:c="11"/>000 001 010 011 100 101 110 111</text:p>
      <text:p text:style-name="P67">k = 00,F<text:span text:style-name="T2">k</text:span>(x) 100 010 011 101 111 000 001 110</text:p>
      <text:p text:style-name="P11">k = 01,F<text:span text:style-name="T2">k</text:span>(x) 010 011 101 111 000 001 110 100</text:p>
      <text:p text:style-name="P67">k = 10,F<text:span text:style-name="T2">k</text:span>(x) 101 111 000 001 110 100 010 011</text:p>
      <text:p text:style-name="P11">k = 11,F<text:span text:style-name="T2">k</text:span>(x) 111 101 000 001 100 110 011 010</text:p>
      <text:p text:style-name="P4"/>
      <text:p text:style-name="P72">m<text:span text:style-name="T2">1</text:span> = 101</text:p>
      <text:p text:style-name="P72">m<text:span text:style-name="T2">2</text:span> = 110 </text:p>
      <text:p text:style-name="P73"/>
      <text:p text:style-name="P75"><text:span text:style-name="T77">c</text:span><text:span text:style-name="T8">x</text:span><text:span text:style-name="T77"> = F</text:span><text:span text:style-name="T8">k</text:span><text:span text:style-name="T77">(m</text:span><text:span text:style-name="T8">x</text:span><text:span text:style-name="T77"> ⊕ c</text:span><text:span text:style-name="T12">x</text:span><text:span text:style-name="T8">-1</text:span><text:span text:style-name="T77">)</text:span></text:p>
      <text:p text:style-name="P74"><text:span text:style-name="T77">c</text:span><text:span text:style-name="T3">0</text:span><text:span text:style-name="T75"> = IV = 10</text:span><text:span text:style-name="T99">1</text:span></text:p>
      <text:p text:style-name="P75"><text:span text:style-name="T77">c</text:span><text:span text:style-name="T9">1</text:span><text:span text:style-name="T77"> = F</text:span><text:span text:style-name="T9">1</text:span><text:span text:style-name="T28">0</text:span><text:span text:style-name="T77">(m</text:span><text:span text:style-name="T9">1</text:span><text:span text:style-name="T77"> ⊕ c</text:span><text:span text:style-name="T9">0</text:span><text:span text:style-name="T77">) </text:span><text:span text:style-name="T78">=</text:span><text:span text:style-name="T77"> F</text:span><text:span text:style-name="T9">1</text:span><text:span text:style-name="T28">0</text:span><text:span text:style-name="T77">(</text:span><text:span text:style-name="T100">101 </text:span><text:span text:style-name="T77">⊕</text:span><text:span text:style-name="T100"> 101)</text:span><text:span text:style-name="T77"> </text:span><text:span text:style-name="T78">=</text:span><text:span text:style-name="T77"> F</text:span><text:span text:style-name="T9">1</text:span><text:span text:style-name="T28">0</text:span><text:span text:style-name="T77">(</text:span><text:span text:style-name="T100">000)</text:span><text:span text:style-name="T77"> </text:span><text:span text:style-name="T78">=</text:span><text:span text:style-name="T77"> </text:span><text:span text:style-name="T100">101</text:span></text:p>
      <text:p text:style-name="P75"><text:span text:style-name="T77">c</text:span><text:span text:style-name="T10">2</text:span><text:span text:style-name="T77"> = F</text:span><text:span text:style-name="T10">1</text:span><text:span text:style-name="T28">0</text:span><text:span text:style-name="T77">(m</text:span><text:span text:style-name="T10">2</text:span><text:span text:style-name="T77"> ⊕ c</text:span><text:span text:style-name="T10">1</text:span><text:span text:style-name="T77">) </text:span><text:span text:style-name="T79">= </text:span><text:span text:style-name="T77">F</text:span><text:span text:style-name="T9">1</text:span><text:span text:style-name="T28">0</text:span><text:span text:style-name="T77">(</text:span><text:span text:style-name="T101">110 </text:span><text:span text:style-name="T77">⊕</text:span><text:span text:style-name="T100"> 101)</text:span><text:span text:style-name="T77"> </text:span><text:span text:style-name="T79">= </text:span><text:span text:style-name="T77">F</text:span><text:span text:style-name="T9">1</text:span><text:span text:style-name="T28">0</text:span><text:span text:style-name="T77">(</text:span><text:span text:style-name="T101">011</text:span><text:span text:style-name="T100">) </text:span><text:span text:style-name="T101">= 001</text:span></text:p>
      <text:p text:style-name="P70"><text:span text:style-name="T83"/></text:p>
      <text:p text:style-name="P76"><text:span text:style-name="T108">c</text:span><text:span text:style-name="T40">cbc</text:span><text:span text:style-name="T108"> = </text:span><text:span text:style-name="T111">101 101 001</text:span></text:p>
      <text:p text:style-name="P4"/>
      <text:p text:style-name="P56"><text:span text:style-name="T114">t = </text:span><text:span text:style-name="T113">F</text:span><text:span text:style-name="T43">00</text:span><text:span text:style-name="T113">(F</text:span><text:span text:style-name="T43">00</text:span><text:span text:style-name="T113">(</text:span><text:span text:style-name="T139">F</text:span><text:span text:style-name="T41">00</text:span><text:span text:style-name="T112">(c</text:span><text:span text:style-name="T42">0</text:span><text:span text:style-name="T112">) </text:span><text:span text:style-name="T75">⊕ </text:span><text:span text:style-name="T113">c</text:span><text:span text:style-name="T43">1</text:span><text:span text:style-name="T113">) ⊕ c</text:span><text:span text:style-name="T43">2</text:span><text:span text:style-name="T114">) =</text:span></text:p>
      <text:p text:style-name="P56"><text:span text:style-name="T113">F</text:span><text:span text:style-name="T43">00</text:span><text:span text:style-name="T113">(F</text:span><text:span text:style-name="T43">00</text:span><text:span text:style-name="T113">(</text:span><text:span text:style-name="T112">F</text:span><text:span text:style-name="T42">00</text:span><text:span text:style-name="T112">(</text:span><text:span text:style-name="T115">101</text:span><text:span text:style-name="T112">) </text:span><text:span text:style-name="T114">⊕ </text:span><text:span text:style-name="T115">101</text:span><text:span text:style-name="T113">) ⊕ </text:span><text:span text:style-name="T115">001</text:span><text:span text:style-name="T114">) </text:span><text:span text:style-name="T115">=</text:span></text:p>
      <text:p text:style-name="P56"><text:span text:style-name="T113">F</text:span><text:span text:style-name="T43">00</text:span><text:span text:style-name="T113">(F</text:span><text:span text:style-name="T43">00</text:span><text:span text:style-name="T113">(</text:span><text:span text:style-name="T115">000</text:span><text:span text:style-name="T112"> </text:span><text:span text:style-name="T114">⊕ </text:span><text:span text:style-name="T115">101</text:span><text:span text:style-name="T113">) ⊕ </text:span><text:span text:style-name="T115">001</text:span><text:span text:style-name="T114">) </text:span><text:span text:style-name="T115">=</text:span></text:p>
      <text:p text:style-name="P57"><text:span text:style-name="T113">F</text:span><text:span text:style-name="T43">00</text:span><text:span text:style-name="T113">(F</text:span><text:span text:style-name="T43">00</text:span><text:span text:style-name="T113">(</text:span><text:span text:style-name="T115">101</text:span><text:span text:style-name="T113">) ⊕ </text:span><text:span text:style-name="T115">001</text:span><text:span text:style-name="T114">) </text:span><text:span text:style-name="T115">=</text:span></text:p>
      <text:p text:style-name="P58"><text:span text:style-name="T113">F</text:span><text:span text:style-name="T43">00</text:span><text:span text:style-name="T113">(</text:span><text:span text:style-name="T116">000</text:span><text:span text:style-name="T113"> ⊕ </text:span><text:span text:style-name="T115">001</text:span><text:span text:style-name="T114">) </text:span><text:span text:style-name="T115">=</text:span></text:p>
      <text:p text:style-name="P58"><text:span text:style-name="T113">F</text:span><text:span text:style-name="T43">00</text:span><text:span text:style-name="T113">(</text:span><text:span text:style-name="T115">001</text:span><text:span text:style-name="T114">) </text:span><text:span text:style-name="T115">=</text:span></text:p>
      <text:p text:style-name="P81"><text:span text:style-name="T117"/></text:p>
      <text:p text:style-name="P81"><text:span text:style-name="T117">t = 010</text:span></text:p>
      <text:p text:style-name="P4"/>
      <text:p text:style-name="P53">Approaches such as Encrypt-and-Authenticate and Authenticate-then-Encrypt are not suitable to protect privacy and message authentication because they are not <text:span text:style-name="T137">probabilistic</text:span>, and therefore are not <text:span text:style-name="T138">secure against </text:span>Chosen Plaintext Attack (CPA). <text:span text:style-name="T137">This is because the message authentication code (MAC) in both of these schemes are based solely on the plaintext and therefore the MAC is deterministic. While in the Encrypt-then-Authenticate approach, the probabilistic output from the encryption is used as input into the hash, thus making the MAC probabilistic and therefore CPA secu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9923a" officeooo:paragraph-rsid="0009923a"/>
    </style:style>
    <style:style style:name="MT1" style:family="text">
      <style:text-properties officeooo:rsid="0009923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Evans</text:p>
      </style:header>
      <style:footer>
        <text:p text:style-name="Footer"><text:span text:style-name="MT1">Evans </text:span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05:55:59.536000000</meta:creation-date>
    <dc:date>2018-02-27T00:15:50.144000000</dc:date>
    <meta:editing-duration>PT9H40M27S</meta:editing-duration>
    <meta:editing-cycles>144</meta:editing-cycles>
    <meta:generator>LibreOffice/5.3.5.2$Windows_X86_64 LibreOffice_project/50d9bf2b0a79cdb85a3814b592608037a682059d</meta:generator>
    <meta:document-statistic meta:table-count="0" meta:image-count="0" meta:object-count="0" meta:page-count="6" meta:paragraph-count="143" meta:word-count="1347" meta:character-count="6443" meta:non-whitespace-character-count="5196"/>
  </office:meta>
</office:document-meta>
</file>